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32000000258D914FABC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2cm" svg:stroke-color="#00ffff" draw:marker-start="Circle" draw:marker-start-width="0.65cm" draw:marker-end="Symmetric_20_Arrow" draw:marker-end-width="0.7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.6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0.6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0.6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0.6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0.7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0.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16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.4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4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.4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1cm" fo:min-width="0.4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.4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.4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0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0.4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0.5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5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0.6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5cm" fo:min-width="0.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5cm" fo:min-width="0.5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51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5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0.5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0.4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5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5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52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0.5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0.6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.54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0.5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0.5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6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6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0.52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7cm" fo:min-width="0.5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7cm" fo:min-width="0.5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.6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0.6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4cm" fo:min-width="0.6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.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7cm" fo:min-width="0.3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9cm" fo:min-width="0.33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0.38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5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0.1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2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0.18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1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3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olyline draw:style-name="gr1" draw:text-style-name="P1" draw:layer="layout" svg:width="4.002cm" svg:height="5.579cm" draw:transform="skewX (0.0673697091269811) rotate (0.14154620233674) translate (5.57927767587671cm 2.80143159816446cm)" svg:viewBox="0 0 4003 5580" draw:points="0,5108 422,0 3469,5580 4003,241">
          <text:p/>
        </draw:polyline>
        <draw:frame draw:style-name="gr2" draw:text-style-name="P2" draw:layer="layout" svg:width="1.133cm" svg:height="1.194cm" svg:x="5.5cm" svg:y="7.141cm">
          <draw:text-box>
            <text:p><text:span text:style-name="T1">1</text:span></text:p>
          </draw:text-box>
        </draw:frame>
        <draw:path draw:style-name="gr1" draw:text-style-name="P1" draw:layer="layout" svg:width="18.438cm" svg:height="0.376cm" draw:transform="skewX (-1.55334303427495) rotate (0.117809724509617) translate (-5.19201274449535cm 7.53735705183818cm)" svg:viewBox="0 0 18439 377" svg:d="m18439 0c-6417 132-12034 247-18439 377">
          <text:p/>
        </draw:path>
        <draw:frame draw:style-name="gr3" draw:text-style-name="P2" draw:layer="layout" svg:width="1.134cm" svg:height="1.193cm" svg:x="13.076cm" svg:y="4.98cm">
          <draw:text-box>
            <text:p><text:span text:style-name="T1">2</text:span></text:p>
          </draw:text-box>
        </draw:frame>
        <draw:path draw:style-name="gr1" draw:text-style-name="P1" draw:layer="layout" svg:width="0.055cm" svg:height="2.913cm" draw:transform="skewX (-1.07215575950012) rotate (-1.0768681484805) translate (13.1113066548081cm 2.43160985054126cm)" svg:viewBox="0 0 56 2914" svg:d="m23 0c-35 585-35-255 33 2914">
          <text:p/>
        </draw:path>
        <draw:frame draw:style-name="gr4" draw:text-style-name="P2" draw:layer="layout" svg:width="1.133cm" svg:height="1.193cm" svg:x="12.681cm" svg:y="2.3cm">
          <draw:text-box>
            <text:p><text:span text:style-name="T1">1</text:span></text:p>
          </draw:text-box>
        </draw:frame>
        <draw:path draw:style-name="gr1" draw:text-style-name="P1" draw:layer="layout" svg:width="0.067cm" svg:height="2.423cm" draw:transform="skewX (-1.16099301842663) rotate (-1.16587994033221) translate (16.6249704856506cm 2.45334538200767cm)" svg:viewBox="0 0 68 2424" svg:d="m26 0c-39 489-41-209 42 2424">
          <text:p/>
        </draw:path>
        <draw:frame draw:style-name="gr5" draw:text-style-name="P2" draw:layer="layout" svg:width="1.133cm" svg:height="1.339cm" svg:x="16.036cm" svg:y="2.42cm">
          <draw:text-box>
            <text:p><text:span text:style-name="T1">3</text:span></text:p>
          </draw:text-box>
        </draw:frame>
        <draw:path draw:style-name="gr1" draw:text-style-name="P1" draw:layer="layout" svg:width="4.05cm" svg:height="3.456cm" draw:transform="skewX (-0.0244346095279206) rotate (0.0879645943005142) translate (19.3983034069148cm 3.23928837253916cm)" svg:viewBox="0 0 4051 3457" svg:d="m4051 0c-1963 1470-2792 2688-4051 3457">
          <text:p/>
        </draw:path>
        <draw:path draw:style-name="gr1" draw:text-style-name="P1" draw:layer="layout" svg:width="160.893cm" svg:height="3.22cm" draw:transform="skewX (-1.55107410624736) rotate (0.117111592808819) translate (-138.548137848403cm 24.0169839555527cm)" svg:viewBox="0 0 160894 3221" svg:d="m160894 0c-24241 486-127852 2556-160894 3221">
          <text:p/>
        </draw:path>
        <draw:frame draw:style-name="gr4" draw:text-style-name="P2" draw:layer="layout" svg:width="1.133cm" svg:height="1.193cm" svg:x="22.758cm" svg:y="2.692cm">
          <draw:text-box>
            <text:p><text:span text:style-name="T1">2</text:span></text:p>
          </draw:text-box>
        </draw:frame>
        <draw:path draw:style-name="gr1" draw:text-style-name="P1" draw:layer="layout" svg:width="0.075cm" svg:height="2.25cm" draw:transform="skewX (-1.14790304903667) rotate (-1.15261543801706) translate (19.7810059850142cm 2.72360823700998cm)" svg:viewBox="0 0 76 2251" svg:d="m20 0c-40 504-21-463 56 2251">
          <text:p/>
        </draw:path>
        <draw:frame draw:style-name="gr4" draw:text-style-name="P2" draw:layer="layout" svg:width="1.133cm" svg:height="1.193cm" svg:x="19.349cm" svg:y="2.592cm">
          <draw:text-box>
            <text:p><text:span text:style-name="T1">1</text:span></text:p>
          </draw:text-box>
        </draw:frame>
      </draw:page>
      <draw:page draw:name="page2" draw:style-name="dp1" draw:master-page-name="標準">
        <draw:path draw:style-name="gr1" draw:text-style-name="P1" draw:layer="layout" svg:width="18.547cm" svg:height="0.379cm" draw:transform="skewX (-1.55334303427495) rotate (0.117809724509617) translate (-10.3308636814703cm 8.57623920591797cm)" svg:viewBox="0 0 18548 380" svg:d="m18548 0c-6455 132-12106 249-18548 380">
          <text:p/>
        </draw:path>
        <draw:path draw:style-name="gr1" draw:text-style-name="P1" draw:layer="layout" svg:width="4.07cm" svg:height="7.247cm" draw:transform="skewX (0.0675442420521805) rotate (0.14154620233674) translate (7.66551159409123cm 1.95454449545722cm)" svg:viewBox="0 0 4071 7248" svg:d="m0 6546c305 17 2120-5986 2651-6546-86 1172 1519 5841 1415 7248">
          <text:p/>
        </draw:path>
        <draw:frame draw:style-name="gr6" draw:text-style-name="P2" draw:layer="layout" svg:width="1.14cm" svg:height="1.201cm" svg:x="8.045cm" svg:y="6.002cm">
          <draw:text-box>
            <text:p><text:span text:style-name="T1">2</text:span></text:p>
          </draw:text-box>
        </draw:frame>
        <draw:path draw:style-name="gr1" draw:text-style-name="P1" draw:layer="layout" svg:width="3.286cm" svg:height="4.885cm" draw:transform="skewX (-0.0223402144255274) rotate (0.0890117918517108) translate (14.2065458514869cm 2.76050572563754cm)" svg:viewBox="0 0 3287 4886" svg:d="m414 0c1555 32 2860-2 2873 902s-1925 860-2875 1162c656 166 2903-384 2801 1542s-2180 1096-3213 1133">
          <text:p/>
        </draw:path>
        <draw:path draw:style-name="gr1" draw:text-style-name="P1" draw:layer="layout" svg:width="4.252cm" svg:height="5.288cm" draw:transform="skewX (-0.02460914245312) rotate (0.0879645943005142) translate (18.8958207133625cm 2.70213742543792cm)" svg:viewBox="0 0 4253 5289" svg:d="m4253 577c-1794-1321-4143-250-4250 1947s2571 2810 3491 2763">
          <text:p/>
        </draw:path>
        <draw:frame draw:style-name="gr7" draw:text-style-name="P2" draw:layer="layout" svg:width="1.14cm" svg:height="1.2cm" svg:x="7.9cm" svg:y="7.8cm">
          <draw:text-box>
            <text:p><text:span text:style-name="T1">1</text:span></text:p>
          </draw:text-box>
        </draw:frame>
        <draw:path draw:style-name="gr1" draw:text-style-name="P1" draw:layer="layout" svg:width="0.055cm" svg:height="2.93cm" draw:transform="skewX (-1.07215575950012) rotate (-1.0768681484805) translate (13.9788874280113cm 1.80582469790478cm)" svg:viewBox="0 0 56 2931" svg:d="m23 0c-35 588-35-256 33 2931">
          <text:p/>
        </draw:path>
        <draw:frame draw:style-name="gr6" draw:text-style-name="P2" draw:layer="layout" svg:width="1.14cm" svg:height="1.201cm" svg:x="13.546cm" svg:y="1.673cm">
          <draw:text-box>
            <text:p><text:span text:style-name="T1">1</text:span></text:p>
          </draw:text-box>
        </draw:frame>
        <draw:frame draw:style-name="gr8" draw:text-style-name="P2" draw:layer="layout" svg:width="1.14cm" svg:height="1.2cm" svg:x="14.532cm" svg:y="2.187cm">
          <draw:text-box>
            <text:p><text:span text:style-name="T1">2</text:span></text:p>
          </draw:text-box>
        </draw:frame>
        <draw:frame draw:style-name="gr7" draw:text-style-name="P2" draw:layer="layout" svg:width="1.14cm" svg:height="1.2cm" svg:x="22.465cm" svg:y="2.351cm">
          <draw:text-box>
            <text:p><text:span text:style-name="T1">1</text:span></text:p>
          </draw:text-box>
        </draw:frame>
      </draw:page>
      <draw:page draw:name="page3" draw:style-name="dp1" draw:master-page-name="標準">
        <draw:polyline draw:style-name="gr1" draw:text-style-name="P1" draw:layer="layout" svg:width="4.07cm" svg:height="4.559cm" draw:transform="skewX (-0.291469985083053) rotate (2.83424017231359) translate (10.6804360072114cm 7.83169226633621cm)" svg:viewBox="0 0 4071 4560" draw:points="4025,3666 898,4560 4071,0 0,1180">
          <text:p/>
        </draw:polyline>
        <draw:frame draw:style-name="gr9" draw:text-style-name="P2" draw:layer="layout" svg:width="0.777cm" svg:height="0.818cm" svg:x="6.8cm" svg:y="2.4cm">
          <draw:text-box>
            <text:p><text:span text:style-name="T1">1</text:span></text:p>
          </draw:text-box>
        </draw:frame>
        <draw:path draw:style-name="gr1" draw:text-style-name="P1" draw:layer="layout" svg:width="0.044cm" svg:height="1.712cm" draw:transform="skewX (-1.14772851611147) rotate (-1.15261543801706) translate (12.4297825174419cm 2.68670062956871cm)" svg:viewBox="0 0 45 1713" svg:d="m17 0c-26 345-27-148 28 1713">
          <text:p/>
        </draw:path>
        <draw:frame draw:style-name="gr10" draw:text-style-name="P2" draw:layer="layout" svg:width="0.777cm" svg:height="0.818cm" svg:x="12.806cm" svg:y="2.949cm">
          <draw:text-box>
            <text:p><text:span text:style-name="T1">2</text:span></text:p>
          </draw:text-box>
        </draw:frame>
        <draw:path draw:style-name="gr1" draw:text-style-name="P1" draw:layer="layout" svg:width="2.828cm" svg:height="0.335cm" draw:transform="rotate (0.112050137978036) translate (12.5051888590058cm 6.39115661743169cm)" svg:viewBox="0 0 2829 336" svg:d="m0 0c585 65 1712 195 2829 336">
          <text:p/>
        </draw:path>
        <draw:path draw:style-name="gr1" draw:text-style-name="P1" draw:layer="layout" svg:width="2.005cm" svg:height="0.223cm" draw:transform="rotate (0.111526539202438) translate (12.6984908970531cm 4.6422131469936cm)" svg:viewBox="0 0 2006 224" svg:d="m0 0c585 63 889 85 2006 224">
          <text:p/>
        </draw:path>
        <draw:frame draw:style-name="gr11" draw:text-style-name="P2" draw:layer="layout" svg:width="0.777cm" svg:height="0.818cm" svg:x="12.505cm" svg:y="6.026cm">
          <draw:text-box>
            <text:p><text:span text:style-name="T1">4</text:span></text:p>
          </draw:text-box>
        </draw:frame>
        <draw:frame draw:style-name="gr11" draw:text-style-name="P2" draw:layer="layout" svg:width="0.777cm" svg:height="0.818cm" svg:x="12.1cm" svg:y="2.638cm">
          <draw:text-box>
            <text:p><text:span text:style-name="T1">2</text:span></text:p>
          </draw:text-box>
        </draw:frame>
        <draw:path draw:style-name="gr1" draw:text-style-name="P1" draw:layer="layout" svg:width="2.847cm" svg:height="0.336cm" draw:transform="skewX (0.0588175957922089) rotate (0.112399203828435) translate (12.582820199587cm 2.87752918532156cm)" svg:viewBox="0 0 2848 337" svg:d="m0 0c589 65 1723 196 2848 337">
          <text:p/>
        </draw:path>
        <draw:frame draw:style-name="gr11" draw:text-style-name="P2" draw:layer="layout" svg:width="0.777cm" svg:height="0.818cm" svg:x="12.677cm" svg:y="4.256cm">
          <draw:text-box>
            <text:p><text:span text:style-name="T1">3</text:span></text:p>
          </draw:text-box>
        </draw:frame>
        <draw:frame draw:style-name="gr11" draw:text-style-name="P2" draw:layer="layout" svg:width="0.777cm" svg:height="0.818cm" svg:x="12.577cm" svg:y="2.538cm">
          <draw:text-box>
            <text:p><text:span text:style-name="T1">1</text:span></text:p>
          </draw:text-box>
        </draw:frame>
        <draw:path draw:style-name="gr1" draw:text-style-name="P1" draw:layer="layout" svg:width="107.449cm" svg:height="2.208cm" draw:transform="skewX (-1.55055050747176) rotate (0.117635191584418) translate (-88.4076814606165cm 17.1788018729351cm)" svg:viewBox="0 0 107450 2209" svg:d="m107450 0c-16189 333-85384 1753-107450 2209">
          <text:p/>
        </draw:path>
        <draw:path draw:style-name="gr1" draw:text-style-name="P1" draw:layer="layout" svg:width="2.592cm" svg:height="1.782cm" draw:transform="skewX (-0.169122404518251) rotate (0.0460766922526503) translate (17.1266507568037cm 2.90021476718047cm)" svg:viewBox="0 0 2593 1783" svg:d="m306 0c1055 11 2354 242 2284 918s-1888 853-2590 865">
          <text:p/>
        </draw:path>
        <draw:path draw:style-name="gr1" draw:text-style-name="P1" draw:layer="layout" svg:width="3.625cm" svg:height="0.001cm" draw:transform="skewX (-1.55334303427495) rotate (-1.5707963267949) translate (17.6cm 2.97433670032548cm)" svg:viewBox="0 0 3626 2" svg:d="m0 1c702 2-910-1 3626-1">
          <text:p/>
        </draw:path>
        <draw:frame draw:style-name="gr12" draw:text-style-name="P2" draw:layer="layout" svg:width="0.777cm" svg:height="0.818cm" svg:x="17.3cm" svg:y="2.997cm">
          <draw:text-box>
            <text:p><text:span text:style-name="T1">1</text:span></text:p>
          </draw:text-box>
        </draw:frame>
        <draw:frame draw:style-name="gr12" draw:text-style-name="P2" draw:layer="layout" svg:width="0.777cm" svg:height="0.818cm" svg:x="17.372cm" svg:y="2.668cm">
          <draw:text-box>
            <text:p><text:span text:style-name="T1">2</text:span></text:p>
          </draw:text-box>
        </draw:frame>
        <draw:path draw:style-name="gr1" draw:text-style-name="P1" draw:layer="layout" svg:width="2.459cm" svg:height="3.535cm" draw:transform="skewX (-0.0247836753783195) rotate (0.0879645943005142) translate (21.4556459802067cm 2.97616155947631cm)" svg:viewBox="0 0 2460 3536" svg:d="m1401 128c-1223-900-2214 3245-425 3403s1885-3355 692-3460">
          <text:p/>
        </draw:path>
        <draw:frame draw:style-name="gr10" draw:text-style-name="P2" draw:layer="layout" svg:width="0.777cm" svg:height="0.818cm" svg:x="22.237cm" svg:y="2.5cm">
          <draw:text-box>
            <text:p><text:span text:style-name="T1">1</text:span></text:p>
          </draw:text-box>
        </draw:frame>
      </draw:page>
      <draw:page draw:name="page4" draw:style-name="dp1" draw:master-page-name="標準">
        <draw:path draw:style-name="gr1" draw:text-style-name="P1" draw:layer="layout" svg:width="0.044cm" svg:height="1.712cm" draw:transform="skewX (-1.14772851611147) rotate (-1.15261543801706) translate (4.3987825174419cm 2.64870062956871cm)" svg:viewBox="0 0 45 1713" svg:d="m17 0c-26 345-27-148 28 1713">
          <text:p/>
        </draw:path>
        <draw:frame draw:style-name="gr10" draw:text-style-name="P2" draw:layer="layout" svg:width="0.777cm" svg:height="0.818cm" svg:x="4.775cm" svg:y="2.911cm">
          <draw:text-box>
            <text:p><text:span text:style-name="T1">2</text:span></text:p>
          </draw:text-box>
        </draw:frame>
        <draw:path draw:style-name="gr1" draw:text-style-name="P1" draw:layer="layout" svg:width="2.828cm" svg:height="0.335cm" draw:transform="rotate (0.112050137978036) translate (4.4741888590058cm 6.35315661743169cm)" svg:viewBox="0 0 2829 336" svg:d="m0 0c585 65 1712 195 2829 336">
          <text:p/>
        </draw:path>
        <draw:path draw:style-name="gr1" draw:text-style-name="P1" draw:layer="layout" svg:width="2.005cm" svg:height="0.223cm" draw:transform="rotate (0.111526539202438) translate (4.6674908970531cm 4.6042131469936cm)" svg:viewBox="0 0 2006 224" svg:d="m0 0c585 63 889 85 2006 224">
          <text:p/>
        </draw:path>
        <draw:frame draw:style-name="gr11" draw:text-style-name="P2" draw:layer="layout" svg:width="0.777cm" svg:height="0.818cm" svg:x="4.474cm" svg:y="5.988cm">
          <draw:text-box>
            <text:p><text:span text:style-name="T1">4</text:span></text:p>
          </draw:text-box>
        </draw:frame>
        <draw:frame draw:style-name="gr11" draw:text-style-name="P2" draw:layer="layout" svg:width="0.777cm" svg:height="0.818cm" svg:x="4.069cm" svg:y="2.6cm">
          <draw:text-box>
            <text:p><text:span text:style-name="T1">2</text:span></text:p>
          </draw:text-box>
        </draw:frame>
        <draw:path draw:style-name="gr1" draw:text-style-name="P1" draw:layer="layout" svg:width="2.847cm" svg:height="0.336cm" draw:transform="skewX (0.0588175957922089) rotate (0.112399203828435) translate (4.551820199587cm 2.83952918532156cm)" svg:viewBox="0 0 2848 337" svg:d="m0 0c589 65 1723 196 2848 337">
          <text:p/>
        </draw:path>
        <draw:frame draw:style-name="gr11" draw:text-style-name="P2" draw:layer="layout" svg:width="0.777cm" svg:height="0.818cm" svg:x="4.646cm" svg:y="4.218cm">
          <draw:text-box>
            <text:p><text:span text:style-name="T1">3</text:span></text:p>
          </draw:text-box>
        </draw:frame>
        <draw:frame draw:style-name="gr11" draw:text-style-name="P2" draw:layer="layout" svg:width="0.777cm" svg:height="0.818cm" svg:x="4.546cm" svg:y="2.5cm">
          <draw:text-box>
            <text:p><text:span text:style-name="T1">1</text:span></text:p>
          </draw:text-box>
        </draw:frame>
        <draw:frame draw:style-name="gr10" draw:text-style-name="P2" draw:layer="layout" svg:width="0.777cm" svg:height="0.818cm" svg:x="11.7cm" svg:y="2.6cm">
          <draw:text-box>
            <text:p><text:span text:style-name="T1">2</text:span></text:p>
          </draw:text-box>
        </draw:frame>
        <draw:path draw:style-name="gr1" draw:text-style-name="P1" draw:layer="layout" svg:width="2.52cm" svg:height="4.098cm" draw:transform="skewX (0.0675442420521805) rotate (0.14154620233674) translate (9.7cm 2.759cm)" svg:viewBox="0 0 2521 4099" svg:d="m0 0c208 11 2159 3547 2521 4099">
          <text:p/>
        </draw:path>
        <draw:frame draw:style-name="gr11" draw:text-style-name="P2" draw:layer="layout" svg:width="0.777cm" svg:height="0.818cm" svg:x="9.4cm" svg:y="2.6cm">
          <draw:text-box>
            <text:p><text:span text:style-name="T1">1</text:span></text:p>
          </draw:text-box>
        </draw:frame>
        <draw:line draw:style-name="gr1" draw:text-style-name="P1" draw:layer="layout" svg:x1="12.301cm" svg:y1="2.8cm" svg:x2="9.6cm" svg:y2="6.5cm">
          <text:p/>
        </draw:line>
        <draw:frame draw:style-name="gr10" draw:text-style-name="P2" draw:layer="layout" svg:width="0.777cm" svg:height="0.818cm" svg:x="11.701cm" svg:y="2.6cm">
          <draw:text-box>
            <text:p><text:span text:style-name="T1">2</text:span></text:p>
          </draw:text-box>
        </draw:frame>
        <draw:path draw:style-name="gr1" draw:text-style-name="P1" draw:layer="layout" svg:width="0.033cm" svg:height="1.602cm" draw:transform="skewX (-1.10234995555962) rotate (-1.10706234454) translate (16.0173814622757cm 2.80940709128017cm)" svg:viewBox="0 0 34 1603" svg:d="m13 0c-20 322-20-140 21 1603">
          <text:p/>
        </draw:path>
        <draw:frame draw:style-name="gr9" draw:text-style-name="P2" draw:layer="layout" svg:width="0.777cm" svg:height="0.818cm" svg:x="15.767cm" svg:y="2.734cm">
          <draw:text-box>
            <text:p><text:span text:style-name="T1">2</text:span></text:p>
          </draw:text-box>
        </draw:frame>
        <draw:frame draw:style-name="gr13" draw:text-style-name="P2" draw:layer="layout" svg:width="0.777cm" svg:height="0.818cm" svg:x="15.24cm" svg:y="2.791cm">
          <draw:text-box>
            <text:p><text:span text:style-name="T1">2</text:span></text:p>
          </draw:text-box>
        </draw:frame>
        <draw:path draw:style-name="gr1" draw:text-style-name="P1" draw:layer="layout" svg:width="1.784cm" svg:height="0cm" svg:x="15.215cm" svg:y="6.437cm" svg:viewBox="0 0 1785 0" svg:d="m0 0c521 0 790 0 1785 0">
          <text:p/>
        </draw:path>
        <draw:path draw:style-name="gr1" draw:text-style-name="P1" draw:layer="layout" svg:width="1.946cm" svg:height="0.594cm" draw:transform="skewX (-0.291469985083053) rotate (2.83424017231359) translate (16.905309488909cm 3.31807630064115cm)" svg:viewBox="0 0 1947 595" svg:d="m1947 0c-403 114-1178 346-1947 595">
          <text:p/>
        </draw:path>
        <draw:frame draw:style-name="gr9" draw:text-style-name="P2" draw:layer="layout" svg:width="0.777cm" svg:height="0.818cm" svg:x="15.045cm" svg:y="2.442cm">
          <draw:text-box>
            <text:p><text:span text:style-name="T1">1</text:span></text:p>
          </draw:text-box>
        </draw:frame>
        <draw:frame draw:style-name="gr9" draw:text-style-name="P2" draw:layer="layout" svg:width="0.777cm" svg:height="0.818cm" svg:x="15.15cm" svg:y="6.082cm">
          <draw:text-box>
            <text:p><text:span text:style-name="T1">3</text:span></text:p>
          </draw:text-box>
        </draw:frame>
        <draw:path draw:style-name="gr1" draw:text-style-name="P1" draw:layer="layout" svg:width="0.033cm" svg:height="1.602cm" draw:transform="skewX (-1.10234995555962) rotate (-1.10706234454) translate (20.6733814622757cm 3.01940709128015cm)" svg:viewBox="0 0 34 1603" svg:d="m13 0c-20 322-20-140 21 1603">
          <text:p/>
        </draw:path>
        <draw:frame draw:style-name="gr9" draw:text-style-name="P2" draw:layer="layout" svg:width="0.777cm" svg:height="0.818cm" svg:x="20.423cm" svg:y="2.944cm">
          <draw:text-box>
            <text:p><text:span text:style-name="T1">2</text:span></text:p>
          </draw:text-box>
        </draw:frame>
        <draw:frame draw:style-name="gr13" draw:text-style-name="P2" draw:layer="layout" svg:width="0.777cm" svg:height="0.818cm" svg:x="19.395cm" svg:y="3.045cm">
          <draw:text-box>
            <text:p><text:span text:style-name="T1">2</text:span></text:p>
          </draw:text-box>
        </draw:frame>
        <draw:path draw:style-name="gr1" draw:text-style-name="P1" draw:layer="layout" svg:width="3.335cm" svg:height="0.907cm" draw:transform="skewX (-0.291469985083053) rotate (2.83424017231359) translate (22.3849366284113cm 3.99234620371905cm)" svg:viewBox="0 0 3336 908" svg:d="m3336 0c-403 114-2567 660-3336 908">
          <text:p/>
        </draw:path>
        <draw:frame draw:style-name="gr9" draw:text-style-name="P2" draw:layer="layout" svg:width="0.777cm" svg:height="0.818cm" svg:x="19.2cm" svg:y="2.696cm">
          <draw:text-box>
            <text:p><text:span text:style-name="T1">1</text:span></text:p>
          </draw:text-box>
        </draw:frame>
        <draw:frame draw:style-name="gr14" draw:text-style-name="P1" draw:layer="layout" svg:width="4.911cm" svg:height="3.683cm" svg:x="23.6cm" svg:y="3cm">
          <draw:image xlink:href="Pictures/100000000000032000000258D914FABC.jpg" xlink:type="simple" xlink:show="embed" xlink:actuate="onLoad">
            <text:p/>
          </draw:image>
        </draw:frame>
      </draw:page>
      <draw:page draw:name="page5" draw:style-name="dp1" draw:master-page-name="標準">
        <draw:path draw:style-name="gr1" draw:text-style-name="P1" draw:layer="layout" svg:width="2.951cm" svg:height="4.892cm" draw:transform="skewX (-0.0251327412287184) rotate (0.0877900613753148) translate (7.56239996757489cm 3.15559502767448cm)" svg:viewBox="0 0 2952 4893" svg:d="m145 0c132 1395-784 4748 803 4889s2002-3530 2004-4641">
          <text:p/>
        </draw:path>
        <draw:frame draw:style-name="gr15" draw:text-style-name="P2" draw:layer="layout" svg:width="0.954cm" svg:height="1.004cm" svg:x="7.264cm" svg:y="3.02cm">
          <draw:text-box>
            <text:p><text:span text:style-name="T1">1</text:span></text:p>
          </draw:text-box>
        </draw:frame>
        <draw:path draw:style-name="gr1" draw:text-style-name="P1" draw:layer="layout" svg:width="0.054cm" svg:height="2.142cm" draw:transform="skewX (-1.1393509357019) rotate (-1.14423785760748) translate (14.0339173055064cm 3.12693791228351cm)" svg:viewBox="0 0 55 2143" svg:d="m21 0c-32 431-33-185 34 2143">
          <text:p/>
        </draw:path>
        <draw:frame draw:style-name="gr15" draw:text-style-name="P2" draw:layer="layout" svg:width="0.954cm" svg:height="1.004cm" svg:x="14.496cm" svg:y="3.449cm">
          <draw:text-box>
            <text:p><text:span text:style-name="T1">2</text:span></text:p>
          </draw:text-box>
        </draw:frame>
        <draw:path draw:style-name="gr1" draw:text-style-name="P1" draw:layer="layout" svg:width="2.462cm" svg:height="0.274cm" draw:transform="rotate (0.111526539202438) translate (14.3638648537888cm 5.52767648951721cm)" svg:viewBox="0 0 2463 275" svg:d="m0 0c718 77 1092 104 2463 275">
          <text:p/>
        </draw:path>
        <draw:frame draw:style-name="gr16" draw:text-style-name="P2" draw:layer="layout" svg:width="0.954cm" svg:height="1.005cm" svg:x="14.288cm" svg:y="5.079cm">
          <draw:text-box>
            <text:p><text:span text:style-name="T1">3</text:span></text:p>
          </draw:text-box>
        </draw:frame>
        <draw:path draw:style-name="gr1" draw:text-style-name="P1" draw:layer="layout" svg:width="3.49cm" svg:height="0.413cm" draw:transform="skewX (0.0453785605518526) rotate (0.112573736753634) translate (14.2218334686595cm 3.36083118744589cm)" svg:viewBox="0 0 3491 414" svg:d="m0 0c722 80 2112 241 3491 414">
          <text:p/>
        </draw:path>
        <draw:frame draw:style-name="gr17" draw:text-style-name="P2" draw:layer="layout" svg:width="0.955cm" svg:height="1.004cm" svg:x="14.222cm" svg:y="2.912cm">
          <draw:text-box>
            <text:p><text:span text:style-name="T1">1</text:span></text:p>
          </draw:text-box>
        </draw:frame>
        <draw:frame draw:style-name="gr16" draw:text-style-name="P2" draw:layer="layout" svg:width="0.954cm" svg:height="1.005cm" svg:x="13.526cm" svg:y="3.021cm">
          <draw:text-box>
            <text:p><text:span text:style-name="T1">2</text:span></text:p>
          </draw:text-box>
        </draw:frame>
        <draw:path draw:style-name="gr1" draw:text-style-name="P1" draw:layer="layout" svg:width="3.019cm" svg:height="4.341cm" draw:transform="skewX (-0.0247836753783195) rotate (0.0881391272257136) translate (19.6526059244319cm 3.60499332815615cm)" svg:viewBox="0 0 3020 4342" svg:d="m1720 157c-1501-1105-2719 3984-522 4178s2315-4119 850-4248">
          <text:p/>
        </draw:path>
        <draw:frame draw:style-name="gr17" draw:text-style-name="P2" draw:layer="layout" svg:width="0.955cm" svg:height="1.004cm" svg:x="20.612cm" svg:y="3.02cm">
          <draw:text-box>
            <text:p><text:span text:style-name="T1">1</text:span></text:p>
          </draw:text-box>
        </draw:frame>
      </draw:page>
      <draw:page draw:name="page6" draw:style-name="dp1" draw:master-page-name="標準">
        <draw:path draw:style-name="gr1" draw:text-style-name="P1" draw:layer="layout" svg:width="3.106cm" svg:height="2.486cm" draw:transform="skewX (-0.131248759749974) rotate (0.0534070751110265) translate (12.7122292129106cm 3.22484482127356cm)" svg:viewBox="0 0 3107 2487" svg:d="m364 0c1265 15 2822 337 2740 1280s-2262 1190-3104 1207">
          <text:p/>
        </draw:path>
        <draw:path draw:style-name="gr1" draw:text-style-name="P1" draw:layer="layout" svg:width="4.344cm" svg:height="0.001cm" draw:transform="skewX (-1.55334303427495) rotate (-1.5707963267949) translate (13.277032388664cm 3.3101038999852cm)" svg:viewBox="0 0 4345 2" svg:d="m0 1c841 3-1091-1 4345-1">
          <text:p/>
        </draw:path>
        <draw:frame draw:style-name="gr18" draw:text-style-name="P2" draw:layer="layout" svg:width="0.931cm" svg:height="0.981cm" svg:x="12.918cm" svg:y="3.337cm">
          <draw:text-box>
            <text:p><text:span text:style-name="T1">1</text:span></text:p>
          </draw:text-box>
        </draw:frame>
        <draw:frame draw:style-name="gr19" draw:text-style-name="P2" draw:layer="layout" svg:width="0.931cm" svg:height="0.98cm" svg:x="13.004cm" svg:y="2.943cm">
          <draw:text-box>
            <text:p><text:span text:style-name="T1">2</text:span></text:p>
          </draw:text-box>
        </draw:frame>
        <draw:path draw:style-name="gr1" draw:text-style-name="P1" draw:layer="layout" svg:width="4.722cm" svg:height="3.185cm" draw:transform="skewX (-1.14842664781227) rotate (-1.15331356971785) translate (3.86656494928694cm -0.97247154013601cm)" svg:viewBox="0 0 4723 3186" svg:d="m4580 0c157 709 133 1092 143 1465s-4715 1975-4723 1686">
          <text:p/>
        </draw:path>
        <draw:frame draw:style-name="gr20" draw:text-style-name="P2" draw:layer="layout" svg:width="0.932cm" svg:height="0.98cm" svg:x="5.305cm" svg:y="3.092cm">
          <draw:text-box>
            <text:p><text:span text:style-name="T1">2</text:span></text:p>
          </draw:text-box>
        </draw:frame>
        <draw:frame draw:style-name="gr19" draw:text-style-name="P2" draw:layer="layout" svg:width="0.931cm" svg:height="0.98cm" svg:x="4.674cm" svg:y="3.161cm">
          <draw:text-box>
            <text:p><text:span text:style-name="T1">2</text:span></text:p>
          </draw:text-box>
        </draw:frame>
        <draw:path draw:style-name="gr1" draw:text-style-name="P1" draw:layer="layout" svg:width="2.344cm" svg:height="0.711cm" draw:transform="skewX (-0.305956217874606) rotate (2.83476377108919) translate (6.68070428464338cm 3.79481741848559cm)" svg:viewBox="0 0 2345 712" svg:d="m2345 0c-486 136-1419 414-2345 712">
          <text:p/>
        </draw:path>
        <draw:frame draw:style-name="gr19" draw:text-style-name="P2" draw:layer="layout" svg:width="0.931cm" svg:height="0.98cm" svg:x="4.44cm" svg:y="2.743cm">
          <draw:text-box>
            <text:p><text:span text:style-name="T1">1</text:span></text:p>
          </draw:text-box>
        </draw:frame>
        <draw:path draw:style-name="gr1" draw:text-style-name="P1" draw:layer="layout" svg:width="15.174cm" svg:height="0.31cm" draw:transform="skewX (-1.55334303427495) rotate (0.117984257434817) translate (-7.49142240724916cm 7.94295759056394cm)" svg:viewBox="0 0 15175 311" svg:d="m15175 0c-5281 108-9905 203-15175 311">
          <text:p/>
        </draw:path>
        <draw:path draw:style-name="gr1" draw:text-style-name="P1" draw:layer="layout" svg:width="3.324cm" svg:height="5.919cm" draw:transform="skewX (0.0675442420521805) rotate (0.14154620233674) translate (7.23262608383687cm 2.52905563513752cm)" svg:viewBox="0 0 3325 5920" svg:d="m0 5346c249 14 1732-4888 2165-5346-70 958 1241 4771 1156 5920">
          <text:p/>
        </draw:path>
        <draw:frame draw:style-name="gr19" draw:text-style-name="P2" draw:layer="layout" svg:width="0.931cm" svg:height="0.98cm" svg:x="7.543cm" svg:y="5.672cm">
          <draw:text-box>
            <text:p><text:span text:style-name="T1">2</text:span></text:p>
          </draw:text-box>
        </draw:frame>
        <draw:frame draw:style-name="gr19" draw:text-style-name="P2" draw:layer="layout" svg:width="0.931cm" svg:height="0.98cm" svg:x="7.424cm" svg:y="7.14cm">
          <draw:text-box>
            <text:p><text:span text:style-name="T1">1</text:span></text:p>
          </draw:text-box>
        </draw:frame>
        <draw:path draw:style-name="gr1" draw:text-style-name="P1" draw:layer="layout" svg:width="15.122cm" svg:height="0.309cm" draw:transform="skewX (-1.55334303427495) rotate (0.117635191584418) translate (2.1470701793945cm 7.90757584307804cm)" svg:viewBox="0 0 15123 310" svg:d="m15123 0c-5263 108-9870 203-15123 310">
          <text:p/>
        </draw:path>
        <draw:path draw:style-name="gr1" draw:text-style-name="P1" draw:layer="layout" svg:width="3.324cm" svg:height="5.919cm" draw:transform="skewX (0.0675442420521805) rotate (0.14154620233674) translate (16.8196706182498cm 2.50508802380149cm)" svg:viewBox="0 0 3325 5920" svg:d="m0 5346c249 14 1732-4888 2165-5346-70 958 1241 4771 1156 5920">
          <text:p/>
        </draw:path>
        <draw:frame draw:style-name="gr19" draw:text-style-name="P2" draw:layer="layout" svg:width="0.931cm" svg:height="0.98cm" svg:x="17.13cm" svg:y="5.648cm">
          <draw:text-box>
            <text:p><text:span text:style-name="T1">2</text:span></text:p>
          </draw:text-box>
        </draw:frame>
        <draw:frame draw:style-name="gr19" draw:text-style-name="P2" draw:layer="layout" svg:width="0.931cm" svg:height="0.98cm" svg:x="17.011cm" svg:y="7.116cm">
          <draw:text-box>
            <text:p><text:span text:style-name="T1">1</text:span></text:p>
          </draw:text-box>
        </draw:frame>
        <draw:polyline draw:style-name="gr1" draw:text-style-name="P1" draw:layer="layout" svg:width="3.288cm" svg:height="4.583cm" draw:transform="skewX (0.0671951762017818) rotate (0.141371669411541) translate (22.1286852915163cm 2.87553754549895cm)" svg:viewBox="0 0 3289 4584" draw:points="0,4197 347,0 2850,4584 3289,198">
          <text:p/>
        </draw:polyline>
        <draw:frame draw:style-name="gr19" draw:text-style-name="P2" draw:layer="layout" svg:width="0.931cm" svg:height="0.98cm" svg:x="22.064cm" svg:y="6.277cm">
          <draw:text-box>
            <text:p><text:span text:style-name="T1">1</text:span></text:p>
          </draw:text-box>
        </draw:frame>
      </draw:page>
      <draw:page draw:name="page7" draw:style-name="dp1" draw:master-page-name="標準">
        <draw:path draw:style-name="gr1" draw:text-style-name="P1" draw:layer="layout" svg:width="3.095cm" svg:height="4.117cm" draw:transform="skewX (-0.0225147473507269) rotate (0.0893608577021097) translate (7.19368070294317cm 2.93026657421468cm)" svg:viewBox="0 0 3096 4118" svg:d="m365 0c1260 26 2810 558 2727 2121s-2253 1968-3092 1997">
          <text:p/>
        </draw:path>
        <draw:path draw:style-name="gr1" draw:text-style-name="P1" draw:layer="layout" svg:width="0.078cm" svg:height="1.893cm" draw:transform="skewX (-1.10269902141002) rotate (-1.10706234454) translate (7.75577746393519cm 3.23190899929893cm)" svg:viewBox="0 0 79 1894" svg:d="m8 0c-27 450 18-547 71 1894">
          <text:p/>
        </draw:path>
        <draw:frame draw:style-name="gr21" draw:text-style-name="P2" draw:layer="layout" svg:width="0.925cm" svg:height="0.974cm" svg:x="7.4cm" svg:y="3.117cm">
          <draw:text-box>
            <text:p><text:span text:style-name="T1">1</text:span></text:p>
          </draw:text-box>
        </draw:frame>
        <draw:frame draw:style-name="gr21" draw:text-style-name="P2" draw:layer="layout" svg:width="0.925cm" svg:height="0.974cm" svg:x="7.486cm" svg:y="2.462cm">
          <draw:text-box>
            <text:p><text:span text:style-name="T1">2</text:span></text:p>
          </draw:text-box>
        </draw:frame>
        <draw:path draw:style-name="gr1" draw:text-style-name="P1" draw:layer="layout" svg:width="3.878cm" svg:height="4.36cm" draw:transform="skewX (-0.0247836753783195) rotate (0.0877900613753148) translate (19.1224628602132cm 3.12381676449844cm)" svg:viewBox="0 0 3879 4361" svg:d="m3879 285c-1145-586-3583-437-3868 2085-176 1719 1776 2302 2941 1838 582-233 677-837 776-1510">
          <text:p/>
        </draw:path>
        <draw:path draw:style-name="gr1" draw:text-style-name="P1" draw:layer="layout" svg:width="1.796cm" svg:height="2.574cm" draw:transform="skewX (0.0954695100840898) rotate (0.158126830230686) translate (21.6080192945433cm 5.06393970455231cm)" svg:viewBox="0 0 1797 2575" svg:d="m0 0c515 78 1469 153 1797 205-95 727 5 1575-289 2370">
          <text:p/>
        </draw:path>
        <draw:frame draw:style-name="gr22" draw:text-style-name="P2" draw:layer="layout" svg:width="0.937cm" svg:height="0.986cm" svg:x="21.571cm" svg:y="4.514cm">
          <draw:text-box>
            <text:p><text:span text:style-name="T1">2</text:span></text:p>
          </draw:text-box>
        </draw:frame>
        <draw:frame draw:style-name="gr22" draw:text-style-name="P2" draw:layer="layout" svg:width="0.937cm" svg:height="0.986cm" svg:x="22.174cm" svg:y="2.464cm">
          <draw:text-box>
            <text:p><text:span text:style-name="T1">1</text:span></text:p>
          </draw:text-box>
        </draw:frame>
        <draw:path draw:style-name="gr1" draw:text-style-name="P1" draw:layer="layout" svg:width="3.019cm" svg:height="4.341cm" draw:transform="skewX (-0.0247836753783195) rotate (0.0881391272257136) translate (13.1526059244319cm 2.84699332815615cm)" svg:viewBox="0 0 3020 4342" svg:d="m1720 157c-1501-1105-2719 3984-522 4178s2315-4119 850-4248">
          <text:p/>
        </draw:path>
        <draw:frame draw:style-name="gr17" draw:text-style-name="P2" draw:layer="layout" svg:width="0.955cm" svg:height="1.004cm" svg:x="14.112cm" svg:y="2.462cm">
          <draw:text-box>
            <text:p><text:span text:style-name="T1">1</text:span></text:p>
          </draw:text-box>
        </draw:frame>
      </draw:page>
      <draw:page draw:name="page8" draw:style-name="dp1" draw:master-page-name="標準">
        <draw:path draw:style-name="gr1" draw:text-style-name="P1" draw:layer="layout" svg:width="13.696cm" svg:height="0.32cm" draw:transform="skewX (-1.55142317209776) rotate (0.11065387457644) translate (0.686633104267647cm 7.77912545939574cm)" svg:viewBox="0 0 13697 321" svg:d="m13697 0c-4764 112-8933 211-13697 321">
          <text:p/>
        </draw:path>
        <draw:path draw:style-name="gr1" draw:text-style-name="P1" draw:layer="layout" svg:width="3.662cm" svg:height="6.128cm" draw:transform="skewX (0.0539306738866248) rotate (0.132819556076768) translate (13.9189222390078cm 2.51549442286784cm)" svg:viewBox="0 0 3663 6129" svg:d="m0 5535c275 14 1908-5061 2386-5535-78 991 1366 4939 1272 6129">
          <text:p/>
        </draw:path>
        <draw:frame draw:style-name="gr23" draw:text-style-name="P2" draw:layer="layout" svg:width="1.027cm" svg:height="1.014cm" svg:x="14.261cm" svg:y="5.934cm">
          <draw:text-box>
            <text:p><text:span text:style-name="T1">2</text:span></text:p>
          </draw:text-box>
        </draw:frame>
        <draw:path draw:style-name="gr1" draw:text-style-name="P1" draw:layer="layout" svg:width="4.252cm" svg:height="5.288cm" draw:transform="skewX (-0.02460914245312) rotate (0.0879645943005142) translate (6.81982071336254cm 2.85113742543792cm)" svg:viewBox="0 0 4253 5289" svg:d="m4253 577c-1794-1321-4143-250-4250 1947s2571 2810 3491 2763">
          <text:p/>
        </draw:path>
        <draw:frame draw:style-name="gr24" draw:text-style-name="P2" draw:layer="layout" svg:width="1.027cm" svg:height="1.013cm" svg:x="14.13cm" svg:y="7.453cm">
          <draw:text-box>
            <text:p><text:span text:style-name="T1">1</text:span></text:p>
          </draw:text-box>
        </draw:frame>
        <draw:frame draw:style-name="gr7" draw:text-style-name="P2" draw:layer="layout" svg:width="1.14cm" svg:height="1.2cm" svg:x="10.389cm" svg:y="2.5cm">
          <draw:text-box>
            <text:p><text:span text:style-name="T1">1</text:span></text:p>
          </draw:text-box>
        </draw:frame>
        <draw:path draw:style-name="gr1" draw:text-style-name="P1" draw:layer="layout" svg:width="0.046cm" svg:height="2.505cm" draw:transform="skewX (-1.06674523881893) rotate (-1.07145762779932) translate (23.2067003007374cm 2.96992606179493cm)" svg:viewBox="0 0 47 2506" svg:d="m18 0c-27 502-27-220 29 2506">
          <text:p/>
        </draw:path>
        <draw:frame draw:style-name="gr25" draw:text-style-name="P2" draw:layer="layout" svg:width="1.135cm" svg:height="1.195cm" svg:x="22.841cm" svg:y="2.858cm">
          <draw:text-box>
            <text:p><text:span text:style-name="T1">2</text:span></text:p>
          </draw:text-box>
        </draw:frame>
        <draw:frame draw:style-name="gr25" draw:text-style-name="P2" draw:layer="layout" svg:width="1.135cm" svg:height="1.195cm" svg:x="21.339cm" svg:y="3.006cm">
          <draw:text-box>
            <text:p><text:span text:style-name="T1">2</text:span></text:p>
          </draw:text-box>
        </draw:frame>
        <draw:path draw:style-name="gr1" draw:text-style-name="P1" draw:layer="layout" svg:width="4.868cm" svg:height="1.326cm" draw:transform="skewX (-0.287630260728665) rotate (2.83406563938839) translate (25.7018574405914cm 4.38917864423203cm)" svg:viewBox="0 0 4869 1327" svg:d="m4869 0c-589 167-3747 965-4869 1327">
          <text:p/>
        </draw:path>
        <draw:frame draw:style-name="gr25" draw:text-style-name="P2" draw:layer="layout" svg:width="1.135cm" svg:height="1.195cm" svg:x="21.054cm" svg:y="2.496cm">
          <draw:text-box>
            <text:p><text:span text:style-name="T1">1</text:span></text:p>
          </draw:text-box>
        </draw:frame>
      </draw:page>
      <draw:page draw:name="page9" draw:style-name="dp1" draw:master-page-name="標準">
        <draw:path draw:style-name="gr1" draw:text-style-name="P1" draw:layer="layout" svg:width="13.696cm" svg:height="0.32cm" draw:transform="skewX (-1.55142317209776) rotate (0.11065387457644) translate (0.0566331042677048cm 7.71312545939574cm)" svg:viewBox="0 0 13697 321" svg:d="m13697 0c-4764 112-8933 211-13697 321">
          <text:p/>
        </draw:path>
        <draw:path draw:style-name="gr1" draw:text-style-name="P1" draw:layer="layout" svg:width="3.662cm" svg:height="6.128cm" draw:transform="skewX (0.0539306738866248) rotate (0.132819556076768) translate (13.2889222390078cm 2.44949442286784cm)" svg:viewBox="0 0 3663 6129" svg:d="m0 5535c275 14 1908-5061 2386-5535-78 991 1366 4939 1272 6129">
          <text:p/>
        </draw:path>
        <draw:frame draw:style-name="gr23" draw:text-style-name="P2" draw:layer="layout" svg:width="1.027cm" svg:height="1.014cm" svg:x="13.631cm" svg:y="5.868cm">
          <draw:text-box>
            <text:p text:style-name="P3"><text:span text:style-name="T1">2</text:span></text:p>
          </draw:text-box>
        </draw:frame>
        <draw:path draw:style-name="gr1" draw:text-style-name="P1" draw:layer="layout" svg:width="4.252cm" svg:height="5.288cm" draw:transform="skewX (-0.02460914245312) rotate (0.0879645943005142) translate (6.81982071336254cm 2.85113742543792cm)" svg:viewBox="0 0 4253 5289" svg:d="m4253 577c-1794-1321-4143-250-4250 1947s2571 2810 3491 2763">
          <text:p/>
        </draw:path>
        <draw:frame draw:style-name="gr24" draw:text-style-name="P2" draw:layer="layout" svg:width="1.027cm" svg:height="1.013cm" svg:x="13.5cm" svg:y="7.387cm">
          <draw:text-box>
            <text:p text:style-name="P3"><text:span text:style-name="T1">1</text:span></text:p>
          </draw:text-box>
        </draw:frame>
        <draw:frame draw:style-name="gr7" draw:text-style-name="P2" draw:layer="layout" svg:width="1.285cm" svg:height="1.352cm" svg:x="10.389cm" svg:y="2.5cm">
          <draw:text-box>
            <text:p text:style-name="P3"><text:span text:style-name="T1">1</text:span></text:p>
          </draw:text-box>
        </draw:frame>
        <draw:path draw:style-name="gr1" draw:text-style-name="P1" draw:layer="layout" svg:width="152.331cm" svg:height="3.131cm" draw:transform="skewX (-1.55055050747176) rotate (0.117635191584418) translate (-129.462204007098cm 22.9720220190296cm)" svg:viewBox="0 0 152332 3132" svg:d="m152332 0c-22951 472-121049 2485-152332 3132">
          <text:p/>
        </draw:path>
        <draw:path draw:style-name="gr1" draw:text-style-name="P1" draw:layer="layout" svg:width="3.675cm" svg:height="2.527cm" draw:transform="skewX (-0.16929693744345) rotate (0.0460766922526503) translate (20.1537885092061cm 2.72923272082486cm)" svg:viewBox="0 0 3676 2528" svg:d="m434 0c1496 16 3337 343 3238 1301s-2677 1210-3672 1227">
          <text:p/>
        </draw:path>
        <draw:path draw:style-name="gr1" draw:text-style-name="P1" draw:layer="layout" svg:width="5.14cm" svg:height="0.001cm" draw:transform="skewX (-1.55334303427495) rotate (-1.5707963267949) translate (20.8253112033195cm 2.83429476878792cm)" svg:viewBox="0 0 5141 2" svg:d="m0 1c995 3-1290-1 5141-1">
          <text:p/>
        </draw:path>
        <draw:frame draw:style-name="gr26" draw:text-style-name="P2" draw:layer="layout" svg:width="1.102cm" svg:height="1.16cm" svg:x="20.4cm" svg:y="2.866cm">
          <draw:text-box>
            <text:p><text:span text:style-name="T1">1</text:span></text:p>
          </draw:text-box>
        </draw:frame>
        <draw:frame draw:style-name="gr26" draw:text-style-name="P2" draw:layer="layout" svg:width="1.102cm" svg:height="1.16cm" svg:x="20.502cm" svg:y="2.4cm">
          <draw:text-box>
            <text:p><text:span text:style-name="T1">2</text:span></text:p>
          </draw:text-box>
        </draw:frame>
      </draw:page>
      <draw:page draw:name="page10" draw:style-name="dp1" draw:master-page-name="標準">
        <draw:path draw:style-name="gr1" draw:text-style-name="P1" draw:layer="layout" svg:width="152.331cm" svg:height="3.131cm" draw:transform="skewX (-1.55055050747176) rotate (0.117635191584418) translate (-141.562204007098cm 22.7720220190296cm)" svg:viewBox="0 0 152332 3132" svg:d="m152332 0c-22951 472-121049 2485-152332 3132">
          <text:p/>
        </draw:path>
        <draw:path draw:style-name="gr1" draw:text-style-name="P1" draw:layer="layout" svg:width="3.675cm" svg:height="2.527cm" draw:transform="skewX (-0.16929693744345) rotate (0.0460766922526503) translate (8.05378850920605cm 2.52923272082486cm)" svg:viewBox="0 0 3676 2528" svg:d="m434 0c1496 16 3337 343 3238 1301s-2677 1210-3672 1227">
          <text:p/>
        </draw:path>
        <draw:path draw:style-name="gr1" draw:text-style-name="P1" draw:layer="layout" svg:width="5.14cm" svg:height="0.001cm" draw:transform="skewX (-1.55334303427495) rotate (-1.5707963267949) translate (8.7253112033195cm 2.63429476878792cm)" svg:viewBox="0 0 5141 2" svg:d="m0 1c995 3-1290-1 5141-1">
          <text:p/>
        </draw:path>
        <draw:frame draw:style-name="gr26" draw:text-style-name="P2" draw:layer="layout" svg:width="1.102cm" svg:height="1.16cm" svg:x="8.3cm" svg:y="2.666cm">
          <draw:text-box>
            <text:p text:style-name="P3"><text:span text:style-name="T1">1</text:span></text:p>
          </draw:text-box>
        </draw:frame>
        <draw:frame draw:style-name="gr26" draw:text-style-name="P2" draw:layer="layout" svg:width="1.102cm" svg:height="1.16cm" svg:x="8.402cm" svg:y="2.2cm">
          <draw:text-box>
            <text:p text:style-name="P3"><text:span text:style-name="T1">2</text:span></text:p>
          </draw:text-box>
        </draw:frame>
        <draw:path draw:style-name="gr1" draw:text-style-name="P1" draw:layer="layout" svg:width="3.479cm" svg:height="4.627cm" draw:transform="skewX (-0.0225147473507269) rotate (0.0895353906273091) translate (2.86730917724832cm 2.76445456371495cm)" svg:viewBox="0 0 3480 4628" svg:d="m411 0c1417 29 3159 628 3065 2384s-2533 2212-3476 2244">
          <text:p/>
        </draw:path>
        <draw:path draw:style-name="gr1" draw:text-style-name="P1" draw:layer="layout" svg:width="0.088cm" svg:height="2.127cm" draw:transform="skewX (-1.10269902141002) rotate (-1.10706234454) translate (3.4998783313337cm 3.10334409041305cm)" svg:viewBox="0 0 89 2128" svg:d="m9 0c-30 506 20-615 80 2128">
          <text:p/>
        </draw:path>
        <draw:frame draw:style-name="gr27" draw:text-style-name="P2" draw:layer="layout" svg:width="1.04cm" svg:height="1.095cm" svg:x="3.1cm" svg:y="2.974cm">
          <draw:text-box>
            <text:p><text:span text:style-name="T1">1</text:span></text:p>
          </draw:text-box>
        </draw:frame>
        <draw:frame draw:style-name="gr28" draw:text-style-name="P2" draw:layer="layout" svg:width="1.039cm" svg:height="1.095cm" svg:x="3.197cm" svg:y="2.238cm">
          <draw:text-box>
            <text:p><text:span text:style-name="T1">2</text:span></text:p>
          </draw:text-box>
        </draw:frame>
        <draw:path draw:style-name="gr1" draw:text-style-name="P1" draw:layer="layout" svg:width="0.04cm" svg:height="2.272cm" draw:transform="skewX (-1.05906579011016) rotate (-1.06377817909054) translate (14.6708034446095cm 2.78167527968181cm)" svg:viewBox="0 0 41 2273" svg:d="m16 0c-24 455-24-200 25 2273">
          <text:p/>
        </draw:path>
        <draw:frame draw:style-name="gr29" draw:text-style-name="P2" draw:layer="layout" svg:width="1.015cm" svg:height="1.069cm" svg:x="14.344cm" svg:y="2.682cm">
          <draw:text-box>
            <text:p><text:span text:style-name="T1">2</text:span></text:p>
          </draw:text-box>
        </draw:frame>
        <draw:frame draw:style-name="gr29" draw:text-style-name="P2" draw:layer="layout" svg:width="1.015cm" svg:height="1.069cm" svg:x="13.655cm" svg:y="2.756cm">
          <draw:text-box>
            <text:p><text:span text:style-name="T1">2</text:span></text:p>
          </draw:text-box>
        </draw:frame>
        <draw:path draw:style-name="gr1" draw:text-style-name="P1" draw:layer="layout" svg:width="2.332cm" svg:height="0cm" svg:x="13.622cm" svg:y="7.521cm" svg:viewBox="0 0 2333 0" svg:d="m0 0c681 0 1032 0 2333 0">
          <text:p/>
        </draw:path>
        <draw:path draw:style-name="gr1" draw:text-style-name="P1" draw:layer="layout" svg:width="2.551cm" svg:height="0.776cm" draw:transform="skewX (-0.300196631343025) rotate (2.83441470523879) translate (15.8384622469878cm 3.44677125375743cm)" svg:viewBox="0 0 2552 777" svg:d="m2552 0c-528 149-1544 452-2552 777">
          <text:p/>
        </draw:path>
        <draw:frame draw:style-name="gr29" draw:text-style-name="P2" draw:layer="layout" svg:width="1.015cm" svg:height="1.069cm" svg:x="13.4cm" svg:y="2.3cm">
          <draw:text-box>
            <text:p><text:span text:style-name="T1">1</text:span></text:p>
          </draw:text-box>
        </draw:frame>
        <draw:frame draw:style-name="gr30" draw:text-style-name="P2" draw:layer="layout" svg:width="1.016cm" svg:height="1.069cm" svg:x="13.537cm" svg:y="7.057cm">
          <draw:text-box>
            <text:p><text:span text:style-name="T1">3</text:span></text:p>
          </draw:text-box>
        </draw:frame>
        <draw:polyline draw:style-name="gr1" draw:text-style-name="P1" draw:layer="layout" svg:width="3.288cm" svg:height="4.583cm" draw:transform="skewX (0.0671951762017818) rotate (0.141371669411541) translate (17.2286852915163cm 2.91853754549895cm)" svg:viewBox="0 0 3289 4584" draw:points="0,4197 347,0 2850,4584 3289,198">
          <text:p/>
        </draw:polyline>
        <draw:frame draw:style-name="gr19" draw:text-style-name="P2" draw:layer="layout" svg:width="0.931cm" svg:height="0.98cm" svg:x="17.164cm" svg:y="6.32cm">
          <draw:text-box>
            <text:p><text:span text:style-name="T1">1</text:span></text:p>
          </draw:text-box>
        </draw:frame>
        <draw:path draw:style-name="gr1" draw:text-style-name="P1" draw:layer="layout" svg:width="3.705cm" svg:height="3.159cm" draw:transform="skewX (-0.0244346095279206) rotate (0.0883136601509131) translate (21.8681314988575cm 2.7932999099269cm)" svg:viewBox="0 0 3706 3160" svg:d="m3706 0c-1796 1344-2555 2457-3706 3160">
          <text:p/>
        </draw:path>
        <draw:path draw:style-name="gr1" draw:text-style-name="P1" draw:layer="layout" svg:width="147.13cm" svg:height="2.945cm" draw:transform="skewX (-1.55107410624736) rotate (0.117111592808819) translate (-122.566111514065cm 21.7922222827082cm)" svg:viewBox="0 0 147131 2946" svg:d="m147131 0c-22168 444-116916 2338-147131 2946">
          <text:p/>
        </draw:path>
        <draw:frame draw:style-name="gr31" draw:text-style-name="P2" draw:layer="layout" svg:width="1.037cm" svg:height="1.091cm" svg:x="24.941cm" svg:y="2.292cm">
          <draw:text-box>
            <text:p><text:span text:style-name="T1">2</text:span></text:p>
          </draw:text-box>
        </draw:frame>
        <draw:path draw:style-name="gr1" draw:text-style-name="P1" draw:layer="layout" svg:width="0.101cm" svg:height="1.393cm" draw:transform="skewX (-1.28770392212142) rotate (-1.2924163111018) translate (22.2190946175386cm 2.31105406564951cm)" svg:viewBox="0 0 102 1394" svg:d="m27 0c-53 319-28-286 75 1394">
          <text:p/>
        </draw:path>
        <draw:frame draw:style-name="gr31" draw:text-style-name="P2" draw:layer="layout" svg:width="1.037cm" svg:height="1.091cm" svg:x="21.824cm" svg:y="2.2cm">
          <draw:text-box>
            <text:p><text:span text:style-name="T1">1</text:span></text:p>
          </draw:text-box>
        </draw:frame>
      </draw:page>
      <draw:page draw:name="page11" draw:style-name="dp1" draw:master-page-name="標準">
        <draw:polyline draw:style-name="gr1" draw:text-style-name="P1" draw:layer="layout" svg:width="3.651cm" svg:height="5.068cm" draw:transform="skewX (0.0673697091269811) rotate (0.141371669411541) translate (5.34082334579525cm 3.30539289687534cm)" svg:viewBox="0 0 3652 5069" draw:points="0,4455 1216,0 1967,4256 3541,329 3652,5069">
          <text:p/>
        </draw:polyline>
        <draw:frame draw:style-name="gr32" draw:text-style-name="P2" draw:layer="layout" svg:width="0.989cm" svg:height="1.042cm" svg:x="5.3cm" svg:y="6.915cm">
          <draw:text-box>
            <text:p><text:span text:style-name="T1">1</text:span></text:p>
          </draw:text-box>
        </draw:frame>
        <draw:polyline draw:style-name="gr1" draw:text-style-name="P1" draw:layer="layout" svg:width="6.049cm" svg:height="2.559cm" draw:transform="skewX (-1.05924032303536) rotate (-1.06360364616535) translate (20.7612460589449cm 2.2101724130983cm)" svg:viewBox="0 0 6050 2560" draw:points="0,421 67,2560 6050,0">
          <text:p/>
        </draw:polyline>
        <draw:frame draw:style-name="gr32" draw:text-style-name="P2" draw:layer="layout" svg:width="0.989cm" svg:height="1.042cm" svg:x="20.373cm" svg:y="2.938cm">
          <draw:text-box>
            <text:p><text:span text:style-name="T1">1</text:span></text:p>
          </draw:text-box>
        </draw:frame>
        <draw:path draw:style-name="gr1" draw:text-style-name="P1" draw:layer="layout" svg:width="0.036cm" svg:height="2.225cm" draw:transform="skewX (-1.00688044547553) rotate (-1.01211643323151) translate (17.3157935575509cm 3.35616969695426cm)" svg:viewBox="0 0 37 2226" svg:d="m14 0c-22 446-22-196 23 2226">
          <text:p/>
        </draw:path>
        <draw:frame draw:style-name="gr33" draw:text-style-name="P2" draw:layer="layout" svg:width="1.015cm" svg:height="0.959cm" svg:x="16.989cm" svg:y="3.267cm">
          <draw:text-box>
            <text:p><text:span text:style-name="T1">2</text:span></text:p>
          </draw:text-box>
        </draw:frame>
        <draw:frame draw:style-name="gr33" draw:text-style-name="P2" draw:layer="layout" svg:width="1.015cm" svg:height="0.959cm" svg:x="16.3cm" svg:y="3.333cm">
          <draw:text-box>
            <text:p><text:span text:style-name="T1">2</text:span></text:p>
          </draw:text-box>
        </draw:frame>
        <draw:path draw:style-name="gr1" draw:text-style-name="P1" draw:layer="layout" svg:width="2.332cm" svg:height="0cm" svg:x="16.267cm" svg:y="7.607cm" svg:viewBox="0 0 2333 0" svg:d="m0 0c681 0 1032 0 2333 0">
          <text:p/>
        </draw:path>
        <draw:path draw:style-name="gr1" draw:text-style-name="P1" draw:layer="layout" svg:width="2.537cm" svg:height="0.702cm" draw:transform="skewX (-0.281696141271885) rotate (2.86443436837309) translate (18.492464666289cm 3.95506168312592cm)" svg:viewBox="0 0 2538 703" svg:d="m2538 0c-525 135-1535 409-2538 703">
          <text:p/>
        </draw:path>
        <draw:frame draw:style-name="gr33" draw:text-style-name="P2" draw:layer="layout" svg:width="1.015cm" svg:height="0.959cm" svg:x="16.045cm" svg:y="2.924cm">
          <draw:text-box>
            <text:p><text:span text:style-name="T1">1</text:span></text:p>
          </draw:text-box>
        </draw:frame>
        <draw:frame draw:style-name="gr34" draw:text-style-name="P2" draw:layer="layout" svg:width="1.016cm" svg:height="0.959cm" svg:x="16.182cm" svg:y="7.191cm">
          <draw:text-box>
            <text:p><text:span text:style-name="T1">3</text:span></text:p>
          </draw:text-box>
        </draw:frame>
        <draw:path draw:style-name="gr1" draw:text-style-name="P1" draw:layer="layout" svg:width="12.621cm" svg:height="0.27cm" draw:transform="skewX (-1.55334303427495) rotate (0.0932005820564972) translate (-1.71136878472136cm 7.62627393188861cm)" svg:viewBox="0 0 12622 271" svg:d="m12622 0c-4389 94-8229 177-12622 271">
          <text:p/>
        </draw:path>
        <draw:path draw:style-name="gr1" draw:text-style-name="P1" draw:layer="layout" svg:width="3.652cm" svg:height="5.163cm" draw:transform="skewX (0.0179768912955416) rotate (0.111701072127637) translate (10.4751969209165cm 3.29883967699459cm)" svg:viewBox="0 0 3653 5164" svg:d="m0 4664c274 12 1902-4265 2379-4664-78 835 1363 4161 1270 5164">
          <text:p/>
        </draw:path>
        <draw:frame draw:style-name="gr35" draw:text-style-name="P2" draw:layer="layout" svg:width="1.027cm" svg:height="0.852cm" svg:x="10.817cm" svg:y="6.172cm">
          <draw:text-box>
            <text:p text:style-name="P3"><text:span text:style-name="T1">2</text:span></text:p>
          </draw:text-box>
        </draw:frame>
        <draw:frame draw:style-name="gr36" draw:text-style-name="P2" draw:layer="layout" svg:width="1.027cm" svg:height="0.851cm" svg:x="10.686cm" svg:y="7.449cm">
          <draw:text-box>
            <text:p text:style-name="P3"><text:span text:style-name="T1">1</text:span></text:p>
          </draw:text-box>
        </draw:frame>
      </draw:page>
      <draw:page draw:name="page12" draw:style-name="dp1" draw:master-page-name="標準">
        <draw:path draw:style-name="gr1" draw:text-style-name="P1" draw:layer="layout" svg:width="13.696cm" svg:height="0.32cm" draw:transform="skewX (-1.55142317209776) rotate (0.11065387457644) translate (-3.6433668957323cm 7.51312545939574cm)" svg:viewBox="0 0 13697 321" svg:d="m13697 0c-4764 112-8933 211-13697 321">
          <text:p/>
        </draw:path>
        <draw:path draw:style-name="gr1" draw:text-style-name="P1" draw:layer="layout" svg:width="3.662cm" svg:height="6.128cm" draw:transform="skewX (0.0539306738866248) rotate (0.132819556076768) translate (9.58892223900783cm 2.24949442286784cm)" svg:viewBox="0 0 3663 6129" svg:d="m0 5535c275 14 1908-5061 2386-5535-78 991 1366 4939 1272 6129">
          <text:p/>
        </draw:path>
        <draw:frame draw:style-name="gr23" draw:text-style-name="P2" draw:layer="layout" svg:width="1.027cm" svg:height="1.014cm" svg:x="9.931cm" svg:y="5.668cm">
          <draw:text-box>
            <text:p text:style-name="P3"><text:span text:style-name="T1">2</text:span></text:p>
          </draw:text-box>
        </draw:frame>
        <draw:path draw:style-name="gr1" draw:text-style-name="P1" draw:layer="layout" svg:width="4.252cm" svg:height="5.288cm" draw:transform="skewX (-0.02460914245312) rotate (0.0879645943005142) translate (3.94582071336254cm 2.73013742543792cm)" svg:viewBox="0 0 4253 5289" svg:d="m4253 577c-1794-1321-4143-250-4250 1947s2571 2810 3491 2763">
          <text:p/>
        </draw:path>
        <draw:frame draw:style-name="gr24" draw:text-style-name="P2" draw:layer="layout" svg:width="1.027cm" svg:height="1.013cm" svg:x="9.8cm" svg:y="7.187cm">
          <draw:text-box>
            <text:p text:style-name="P3"><text:span text:style-name="T1">1</text:span></text:p>
          </draw:text-box>
        </draw:frame>
        <draw:frame draw:style-name="gr7" draw:text-style-name="P2" draw:layer="layout" svg:width="1.285cm" svg:height="1.352cm" svg:x="7.515cm" svg:y="2.379cm">
          <draw:text-box>
            <text:p text:style-name="P3"><text:span text:style-name="T1">1</text:span></text:p>
          </draw:text-box>
        </draw:frame>
        <draw:path draw:style-name="gr1" draw:text-style-name="P1" draw:layer="layout" svg:width="3.985cm" svg:height="3.399cm" draw:transform="skewX (-0.0246091424531201) rotate (0.0881391272257136) translate (15.8473971187036cm 2.67156375074607cm)" svg:viewBox="0 0 3986 3400" svg:d="m3986 0c-1931 1446-2748 2644-3986 3400">
          <text:p/>
        </draw:path>
        <draw:path draw:style-name="gr1" draw:text-style-name="P1" draw:layer="layout" svg:width="156.89cm" svg:height="3.168cm" draw:transform="skewX (-1.55089957332216) rotate (0.117286125734019) translate (-138.148875519471cm 22.9757470833646cm)" svg:viewBox="0 0 156891 3169" svg:d="m156891 0c-23638 478-124671 2515-156891 3169">
          <text:p/>
        </draw:path>
        <draw:frame draw:style-name="gr37" draw:text-style-name="P2" draw:layer="layout" svg:width="1.116cm" svg:height="1.174cm" svg:x="19.153cm" svg:y="2.133cm">
          <draw:text-box>
            <text:p><text:span text:style-name="T1">2</text:span></text:p>
          </draw:text-box>
        </draw:frame>
        <draw:path draw:style-name="gr1" draw:text-style-name="P1" draw:layer="layout" svg:width="0.123cm" svg:height="1.323cm" draw:transform="skewX (-1.32103971083451) rotate (-1.32575209981489) translate (16.2250503437691cm 2.14949721404477cm)" svg:viewBox="0 0 124 1324" svg:d="m33 0c-65 306-34-271 91 1324">
          <text:p/>
        </draw:path>
        <draw:frame draw:style-name="gr37" draw:text-style-name="P2" draw:layer="layout" svg:width="1.116cm" svg:height="1.174cm" svg:x="15.8cm" svg:y="2.034cm">
          <draw:text-box>
            <text:p><text:span text:style-name="T1">1</text:span></text:p>
          </draw:text-box>
        </draw:frame>
        <draw:path draw:style-name="gr1" draw:text-style-name="P1" draw:layer="layout" svg:width="0.054cm" svg:height="2.533cm" draw:transform="skewX (-1.10217542263442) rotate (-1.10706234454) translate (21.9431763709841cm 2.07417120938092cm)" svg:viewBox="0 0 55 2534" svg:d="m21 0c-32 508-33-220 34 2534">
          <text:p/>
        </draw:path>
        <draw:frame draw:style-name="gr38" draw:text-style-name="P2" draw:layer="layout" svg:width="1.044cm" svg:height="1.1cm" svg:x="22.449cm" svg:y="2.424cm">
          <draw:text-box>
            <text:p><text:span text:style-name="T1">2</text:span></text:p>
          </draw:text-box>
        </draw:frame>
        <draw:path draw:style-name="gr1" draw:text-style-name="P1" draw:layer="layout" svg:width="3.801cm" svg:height="0.451cm" draw:transform="rotate (0.112224670903235) translate (22.0445247802595cm 6.95017608697491cm)" svg:viewBox="0 0 3802 452" svg:d="m0 0c786 87 2301 262 3802 452">
          <text:p/>
        </draw:path>
        <draw:path draw:style-name="gr1" draw:text-style-name="P1" draw:layer="layout" svg:width="2.695cm" svg:height="0.3cm" draw:transform="rotate (0.111526539202438) translate (22.3042993210741cm 4.59980776425412cm)" svg:viewBox="0 0 2696 301" svg:d="m0 0c786 85 1195 114 2696 301">
          <text:p/>
        </draw:path>
        <draw:frame draw:style-name="gr38" draw:text-style-name="P2" draw:layer="layout" svg:width="1.044cm" svg:height="1.1cm" svg:x="22.044cm" svg:y="6.559cm">
          <draw:text-box>
            <text:p><text:span text:style-name="T1">4</text:span></text:p>
          </draw:text-box>
        </draw:frame>
        <draw:frame draw:style-name="gr38" draw:text-style-name="P2" draw:layer="layout" svg:width="1.044cm" svg:height="1.1cm" svg:x="21.5cm" svg:y="2.006cm">
          <draw:text-box>
            <text:p><text:span text:style-name="T1">2</text:span></text:p>
          </draw:text-box>
        </draw:frame>
        <draw:path draw:style-name="gr1" draw:text-style-name="P1" draw:layer="layout" svg:width="3.837cm" svg:height="0.452cm" draw:transform="skewX (0.0830776723949301) rotate (0.112399203828435) translate (22.1488519050846cm 2.22828612662884cm)" svg:viewBox="0 0 3838 453" svg:d="m0 0c794 87 2322 263 3838 453">
          <text:p/>
        </draw:path>
        <draw:frame draw:style-name="gr39" draw:text-style-name="P2" draw:layer="layout" svg:width="1.045cm" svg:height="1.099cm" svg:x="22.275cm" svg:y="4.181cm">
          <draw:text-box>
            <text:p><text:span text:style-name="T1">3</text:span></text:p>
          </draw:text-box>
        </draw:frame>
        <draw:frame draw:style-name="gr40" draw:text-style-name="P2" draw:layer="layout" svg:width="1.044cm" svg:height="1.099cm" svg:x="22.141cm" svg:y="1.872cm">
          <draw:text-box>
            <text:p><text:span text:style-name="T1">1</text:span></text:p>
          </draw:text-box>
        </draw:frame>
      </draw:page>
      <draw:page draw:name="page13" draw:style-name="dp1" draw:master-page-name="標準">
        <draw:path draw:style-name="gr1" draw:text-style-name="P1" draw:layer="layout" svg:width="152.331cm" svg:height="3.131cm" draw:transform="skewX (-1.55055050747176) rotate (0.117635191584418) translate (-144.862204007098cm 22.8970220190296cm)" svg:viewBox="0 0 152332 3132" svg:d="m152332 0c-22951 472-121049 2485-152332 3132">
          <text:p/>
        </draw:path>
        <draw:path draw:style-name="gr1" draw:text-style-name="P1" draw:layer="layout" svg:width="3.675cm" svg:height="2.527cm" draw:transform="skewX (-0.16929693744345) rotate (0.0460766922526503) translate (4.75378850920605cm 2.65423272082486cm)" svg:viewBox="0 0 3676 2528" svg:d="m434 0c1496 16 3337 343 3238 1301s-2677 1210-3672 1227">
          <text:p/>
        </draw:path>
        <draw:path draw:style-name="gr1" draw:text-style-name="P1" draw:layer="layout" svg:width="5.14cm" svg:height="0.001cm" draw:transform="skewX (-1.55334303427495) rotate (-1.5707963267949) translate (5.4253112033195cm 2.75929476878792cm)" svg:viewBox="0 0 5141 2" svg:d="m0 1c995 3-1290-1 5141-1">
          <text:p/>
        </draw:path>
        <draw:frame draw:style-name="gr26" draw:text-style-name="P2" draw:layer="layout" svg:width="1.102cm" svg:height="1.16cm" svg:x="5cm" svg:y="2.791cm">
          <draw:text-box>
            <text:p text:style-name="P3"><text:span text:style-name="T1">1</text:span></text:p>
          </draw:text-box>
        </draw:frame>
        <draw:frame draw:style-name="gr26" draw:text-style-name="P2" draw:layer="layout" svg:width="1.102cm" svg:height="1.16cm" svg:x="5.102cm" svg:y="2.325cm">
          <draw:text-box>
            <text:p text:style-name="P3"><text:span text:style-name="T1">2</text:span></text:p>
          </draw:text-box>
        </draw:frame>
        <draw:path draw:style-name="gr1" draw:text-style-name="P1" draw:layer="layout" svg:width="13.696cm" svg:height="0.32cm" draw:transform="skewX (-1.55142317209776) rotate (0.11065387457644) translate (-2.24336689573235cm 7.57912545939575cm)" svg:viewBox="0 0 13697 321" svg:d="m13697 0c-4764 112-8933 211-13697 321">
          <text:p/>
        </draw:path>
        <draw:path draw:style-name="gr1" draw:text-style-name="P1" draw:layer="layout" svg:width="3.662cm" svg:height="6.128cm" draw:transform="skewX (0.0539306738866248) rotate (0.132819556076768) translate (10.9889222390078cm 2.31549442286784cm)" svg:viewBox="0 0 3663 6129" svg:d="m0 5535c275 14 1908-5061 2386-5535-78 991 1366 4939 1272 6129">
          <text:p/>
        </draw:path>
        <draw:frame draw:style-name="gr23" draw:text-style-name="P2" draw:layer="layout" svg:width="1.027cm" svg:height="1.014cm" svg:x="11.331cm" svg:y="5.734cm">
          <draw:text-box>
            <text:p text:style-name="P3"><text:span text:style-name="T1">2</text:span></text:p>
          </draw:text-box>
        </draw:frame>
        <draw:frame draw:style-name="gr24" draw:text-style-name="P2" draw:layer="layout" svg:width="1.027cm" svg:height="1.013cm" svg:x="11.2cm" svg:y="7.253cm">
          <draw:text-box>
            <text:p text:style-name="P3"><text:span text:style-name="T1">1</text:span></text:p>
          </draw:text-box>
        </draw:frame>
        <draw:path draw:style-name="gr1" draw:text-style-name="P1" draw:layer="layout" svg:width="0.046cm" svg:height="2.273cm" draw:transform="skewX (-1.05836765840936) rotate (-1.06377817909054) translate (19.0651114632853cm 2.45422887536906cm)" svg:viewBox="0 0 47 2274" svg:d="m17 0c-26 457-27-199 30 2274">
          <text:p/>
        </draw:path>
        <draw:frame draw:style-name="gr41" draw:text-style-name="P2" draw:layer="layout" svg:width="1.134cm" svg:height="1.069cm" svg:x="18.7cm" svg:y="2.356cm">
          <draw:text-box>
            <text:p><text:span text:style-name="T1">2</text:span></text:p>
          </draw:text-box>
        </draw:frame>
        <draw:frame draw:style-name="gr41" draw:text-style-name="P2" draw:layer="layout" svg:width="1.134cm" svg:height="1.069cm" svg:x="17.93cm" svg:y="2.43cm">
          <draw:text-box>
            <text:p><text:span text:style-name="T1">2</text:span></text:p>
          </draw:text-box>
        </draw:frame>
        <draw:path draw:style-name="gr1" draw:text-style-name="P1" draw:layer="layout" svg:width="2.606cm" svg:height="0cm" svg:x="17.893cm" svg:y="7.195cm" svg:viewBox="0 0 2607 0" svg:d="m0 0c761 0 1154 0 2607 0">
          <text:p/>
        </draw:path>
        <draw:path draw:style-name="gr1" draw:text-style-name="P1" draw:layer="layout" svg:width="2.833cm" svg:height="0.783cm" draw:transform="skewX (-0.278380015693096) rotate (2.86513250007389) translate (20.3776909738931cm 3.12258107709869cm)" svg:viewBox="0 0 2834 784" svg:d="m2834 0c-587 150-1714 456-2834 784">
          <text:p/>
        </draw:path>
        <draw:frame draw:style-name="gr41" draw:text-style-name="P2" draw:layer="layout" svg:width="1.134cm" svg:height="1.069cm" svg:x="17.645cm" svg:y="1.974cm">
          <draw:text-box>
            <text:p><text:span text:style-name="T1">1</text:span></text:p>
          </draw:text-box>
        </draw:frame>
        <draw:frame draw:style-name="gr42" draw:text-style-name="P2" draw:layer="layout" svg:width="1.135cm" svg:height="1.069cm" svg:x="17.798cm" svg:y="6.731cm">
          <draw:text-box>
            <text:p><text:span text:style-name="T1">3</text:span></text:p>
          </draw:text-box>
        </draw:frame>
        <draw:polyline draw:style-name="gr1" draw:text-style-name="P1" draw:layer="layout" svg:width="3.608cm" svg:height="5.03cm" draw:transform="skewX (0.0675442420521805) rotate (0.14154620233674) translate (22.1717953388696cm 2.59137526984921cm)" svg:viewBox="0 0 3609 5031" draw:points="0,4606 380,0 3128,5031 3609,218">
          <text:p/>
        </draw:polyline>
        <draw:frame draw:style-name="gr43" draw:text-style-name="P2" draw:layer="layout" svg:width="1.022cm" svg:height="1.076cm" svg:x="22.1cm" svg:y="6.524cm">
          <draw:text-box>
            <text:p><text:span text:style-name="T1">1</text:span></text:p>
          </draw:text-box>
        </draw:frame>
      </draw:page>
      <draw:page draw:name="page14" draw:style-name="dp1" draw:master-page-name="標準">
        <draw:path draw:style-name="gr1" draw:text-style-name="P1" draw:layer="layout" svg:width="3.705cm" svg:height="3.159cm" draw:transform="skewX (-0.0244346095279206) rotate (0.0883136601509131) translate (17.5441314988575cm 3.8932999099269cm)" svg:viewBox="0 0 3706 3160" svg:d="m3706 0c-1796 1344-2555 2457-3706 3160">
          <text:p/>
        </draw:path>
        <draw:path draw:style-name="gr1" draw:text-style-name="P1" draw:layer="layout" svg:width="147.13cm" svg:height="2.945cm" draw:transform="skewX (-1.55107410624736) rotate (0.11711159280882) translate (-126.890111514065cm 22.8922222827082cm)" svg:viewBox="0 0 147131 2946" svg:d="m147131 0c-22168 444-116916 2338-147131 2946">
          <text:p/>
        </draw:path>
        <draw:frame draw:style-name="gr31" draw:text-style-name="P2" draw:layer="layout" svg:width="1.037cm" svg:height="1.091cm" svg:x="20.617cm" svg:y="3.392cm">
          <draw:text-box>
            <text:p><text:span text:style-name="T1">2</text:span></text:p>
          </draw:text-box>
        </draw:frame>
        <draw:path draw:style-name="gr1" draw:text-style-name="P1" draw:layer="layout" svg:width="0.101cm" svg:height="1.393cm" draw:transform="skewX (-1.28770392212142) rotate (-1.2924163111018) translate (17.8950946175386cm 3.41105406564951cm)" svg:viewBox="0 0 102 1394" svg:d="m27 0c-53 319-28-286 75 1394">
          <text:p/>
        </draw:path>
        <draw:frame draw:style-name="gr31" draw:text-style-name="P2" draw:layer="layout" svg:width="1.037cm" svg:height="1.091cm" svg:x="17.5cm" svg:y="3.3cm">
          <draw:text-box>
            <text:p><text:span text:style-name="T1">1</text:span></text:p>
          </draw:text-box>
        </draw:frame>
        <draw:path draw:style-name="gr1" draw:text-style-name="P1" draw:layer="layout" svg:width="3.019cm" svg:height="4.341cm" draw:transform="skewX (-0.0247836753783195) rotate (0.0881391272257136) translate (10.1526059244319cm 3.99599332815615cm)" svg:viewBox="0 0 3020 4342" svg:d="m1720 157c-1501-1105-2719 3984-522 4178s2315-4119 850-4248">
          <text:p/>
        </draw:path>
        <draw:frame draw:style-name="gr17" draw:text-style-name="P2" draw:layer="layout" svg:width="0.955cm" svg:height="1.004cm" svg:x="11.112cm" svg:y="3.611cm">
          <draw:text-box>
            <text:p><text:span text:style-name="T1">1</text:span></text:p>
          </draw:text-box>
        </draw:frame>
      </draw:page>
      <draw:page draw:name="page15" draw:style-name="dp1" draw:master-page-name="標準">
        <draw:path draw:style-name="gr1" draw:text-style-name="P1" draw:layer="layout" svg:width="0.037cm" svg:height="2.76cm" draw:transform="skewX (-0.978082512817622) rotate (-0.982794901798007) translate (13.5263893799406cm 2.45364545275309cm)" svg:viewBox="0 0 38 2761" svg:d="m15 0c-23 550-23-244 23 2761">
          <text:p/>
        </draw:path>
        <draw:frame draw:style-name="gr44" draw:text-style-name="P2" draw:layer="layout" svg:width="1.081cm" svg:height="1.137cm" svg:x="13.178cm" svg:y="2.345cm">
          <draw:text-box>
            <text:p><text:span text:style-name="T1">2</text:span></text:p>
          </draw:text-box>
        </draw:frame>
        <draw:frame draw:style-name="gr45" draw:text-style-name="P2" draw:layer="layout" svg:width="1.08cm" svg:height="1.137cm" svg:x="11.749cm" svg:y="2.485cm">
          <draw:text-box>
            <text:p><text:span text:style-name="T1">2</text:span></text:p>
          </draw:text-box>
        </draw:frame>
        <draw:path draw:style-name="gr1" draw:text-style-name="P1" draw:layer="layout" svg:width="4.638cm" svg:height="1.261cm" draw:transform="skewX (-0.292517182634249) rotate (2.83424017231359) translate (15.9072613212123cm 3.8026734683764cm)" svg:viewBox="0 0 4639 1262" svg:d="m4639 0c-560 158-3570 918-4639 1262">
          <text:p/>
        </draw:path>
        <draw:frame draw:style-name="gr45" draw:text-style-name="P2" draw:layer="layout" svg:width="1.08cm" svg:height="1.137cm" svg:x="11.478cm" svg:y="2cm">
          <draw:text-box>
            <text:p><text:span text:style-name="T1">1</text:span></text:p>
          </draw:text-box>
        </draw:frame>
        <draw:path draw:style-name="gr1" draw:text-style-name="P1" draw:layer="layout" svg:width="3.419cm" svg:height="4.915cm" draw:transform="skewX (-0.0247836753783195) rotate (0.0879645943005142) translate (16.8633614846777cm 2.9400294851256cm)" svg:viewBox="0 0 3420 4916" svg:d="m1947 178c-1700-1252-3078 4511-590 4731s2620-4665 962-4811">
          <text:p/>
        </draw:path>
        <draw:path draw:style-name="gr1" draw:text-style-name="P1" draw:layer="layout" svg:width="3.605cm" svg:height="2.884cm" draw:transform="skewX (-0.131772358525572) rotate (0.0535816080362259) translate (22.1985429317528cm 2.56071723231159cm)" svg:viewBox="0 0 3606 2885" svg:d="m424 0c1468 18 3274 391 3178 1486s-2625 1379-3602 1399">
          <text:p/>
        </draw:path>
        <draw:path draw:style-name="gr1" draw:text-style-name="P1" draw:layer="layout" svg:width="5.04cm" svg:height="0.001cm" draw:transform="skewX (-1.55334303427495) rotate (-1.5707963267949) translate (22.8558048780488cm 2.6594437053306cm)" svg:viewBox="0 0 5041 2" svg:d="m0 1c976 3-1265-1 5041-1">
          <text:p/>
        </draw:path>
        <draw:frame draw:style-name="gr45" draw:text-style-name="P2" draw:layer="layout" svg:width="1.08cm" svg:height="1.137cm" svg:x="22.439cm" svg:y="2.691cm">
          <draw:text-box>
            <text:p><text:span text:style-name="T1">1</text:span></text:p>
          </draw:text-box>
        </draw:frame>
        <draw:frame draw:style-name="gr45" draw:text-style-name="P2" draw:layer="layout" svg:width="1.08cm" svg:height="1.137cm" svg:x="22.539cm" svg:y="2.234cm">
          <draw:text-box>
            <text:p><text:span text:style-name="T1">2</text:span></text:p>
          </draw:text-box>
        </draw:frame>
        <draw:path draw:style-name="gr1" draw:text-style-name="P1" draw:layer="layout" svg:width="4.66cm" svg:height="5.328cm" draw:transform="skewX (-0.0247836753783195) rotate (0.0879645943005142) translate (5.05026705145594cm 2.36327391715096cm)" svg:viewBox="0 0 4661 5329" svg:d="m4661 1032c-550-1309-3882-1463-4055 61-356 1927 4438 251 4002 2871-435 2630-4720 787-4606 12">
          <text:p/>
        </draw:path>
        <draw:frame draw:style-name="gr45" draw:text-style-name="P2" draw:layer="layout" svg:width="1.08cm" svg:height="1.137cm" svg:x="18.05cm" svg:y="2.478cm">
          <draw:text-box>
            <text:p><text:span text:style-name="T1">1</text:span></text:p>
          </draw:text-box>
        </draw:frame>
        <draw:frame draw:style-name="gr45" draw:text-style-name="P2" draw:layer="layout" svg:width="1.08cm" svg:height="1.137cm" svg:x="9.176cm" svg:y="2.32cm">
          <draw:text-box>
            <text:p><text:span text:style-name="T1">1</text:span></text:p>
          </draw:text-box>
        </draw:frame>
      </draw:page>
      <draw:page draw:name="page16" draw:style-name="dp1" draw:master-page-name="標準">
        <draw:path draw:style-name="gr1" draw:text-style-name="P1" draw:layer="layout" svg:width="3.095cm" svg:height="4.117cm" draw:transform="skewX (-0.0225147473507269) rotate (0.0893608577021097) translate (22.6796807029432cm 2.66826657421468cm)" svg:viewBox="0 0 3096 4118" svg:d="m365 0c1260 26 2810 558 2727 2121s-2253 1968-3092 1997">
          <text:p/>
        </draw:path>
        <draw:path draw:style-name="gr1" draw:text-style-name="P1" draw:layer="layout" svg:width="0.078cm" svg:height="1.893cm" draw:transform="skewX (-1.10269902141002) rotate (-1.10706234454) translate (23.2417774639352cm 2.96990899929892cm)" svg:viewBox="0 0 79 1894" svg:d="m8 0c-27 450 18-547 71 1894">
          <text:p/>
        </draw:path>
        <draw:frame draw:style-name="gr21" draw:text-style-name="P2" draw:layer="layout" svg:width="0.925cm" svg:height="0.974cm" svg:x="22.886cm" svg:y="2.855cm">
          <draw:text-box>
            <text:p text:style-name="P3"><text:span text:style-name="T1">1</text:span></text:p>
          </draw:text-box>
        </draw:frame>
        <draw:frame draw:style-name="gr21" draw:text-style-name="P2" draw:layer="layout" svg:width="0.925cm" svg:height="0.974cm" svg:x="22.972cm" svg:y="2.2cm">
          <draw:text-box>
            <text:p text:style-name="P3"><text:span text:style-name="T1">2</text:span></text:p>
          </draw:text-box>
        </draw:frame>
        <draw:path draw:style-name="gr1" draw:text-style-name="P1" draw:layer="layout" svg:width="3.878cm" svg:height="4.36cm" draw:transform="skewX (-0.0247836753783195) rotate (0.0877900613753148) translate (5.42246286021321cm 2.75981676449844cm)" svg:viewBox="0 0 3879 4361" svg:d="m3879 285c-1145-586-3583-437-3868 2085-176 1719 1776 2302 2941 1838 582-233 677-837 776-1510">
          <text:p/>
        </draw:path>
        <draw:path draw:style-name="gr1" draw:text-style-name="P1" draw:layer="layout" svg:width="1.796cm" svg:height="2.574cm" draw:transform="skewX (0.0954695100840898) rotate (0.158126830230686) translate (7.90801929454327cm 4.69993970455231cm)" svg:viewBox="0 0 1797 2575" svg:d="m0 0c515 78 1469 153 1797 205-95 727 5 1575-289 2370">
          <text:p/>
        </draw:path>
        <draw:frame draw:style-name="gr22" draw:text-style-name="P2" draw:layer="layout" svg:width="0.937cm" svg:height="0.986cm" svg:x="7.871cm" svg:y="4.25cm">
          <draw:text-box>
            <text:p text:style-name="P3"><text:span text:style-name="T1">2</text:span></text:p>
          </draw:text-box>
        </draw:frame>
        <draw:frame draw:style-name="gr22" draw:text-style-name="P2" draw:layer="layout" svg:width="0.937cm" svg:height="0.986cm" svg:x="8.474cm" svg:y="2.2cm">
          <draw:text-box>
            <text:p text:style-name="P3"><text:span text:style-name="T1">1</text:span></text:p>
          </draw:text-box>
        </draw:frame>
        <draw:path draw:style-name="gr1" draw:text-style-name="P1" draw:layer="layout" svg:width="3.019cm" svg:height="4.341cm" draw:transform="skewX (-0.0247836753783195) rotate (0.0881391272257136) translate (11.3526059244319cm 2.74699332815615cm)" svg:viewBox="0 0 3020 4342" svg:d="m1720 157c-1501-1105-2719 3984-522 4178s2315-4119 850-4248">
          <text:p/>
        </draw:path>
        <draw:frame draw:style-name="gr17" draw:text-style-name="P2" draw:layer="layout" svg:width="0.955cm" svg:height="1.004cm" svg:x="12.312cm" svg:y="2.362cm">
          <draw:text-box>
            <text:p text:style-name="P3"><text:span text:style-name="T1">1</text:span></text:p>
          </draw:text-box>
        </draw:frame>
        <draw:path draw:style-name="gr1" draw:text-style-name="P1" draw:layer="layout" svg:width="3.019cm" svg:height="4.341cm" draw:transform="skewX (-0.0247836753783195) rotate (0.0881391272257136) translate (17.1276059244319cm 2.78499332815615cm)" svg:viewBox="0 0 3020 4342" svg:d="m1720 157c-1501-1105-2719 3984-522 4178s2315-4119 850-4248">
          <text:p/>
        </draw:path>
        <draw:frame draw:style-name="gr17" draw:text-style-name="P2" draw:layer="layout" svg:width="0.955cm" svg:height="1.004cm" svg:x="18.087cm" svg:y="2.4cm">
          <draw:text-box>
            <text:p text:style-name="P3"><text:span text:style-name="T1">1</text:span></text:p>
          </draw:text-box>
        </draw:frame>
      </draw:page>
      <draw:page draw:name="page17" draw:style-name="dp1" draw:master-page-name="標準">
        <draw:path draw:style-name="gr1" draw:text-style-name="P1" draw:layer="layout" svg:width="3.402cm" svg:height="5.059cm" draw:transform="skewX (-0.0219911485751285) rotate (0.0893608577021097) translate (6.61285908201978cm 2.5288513633429cm)" svg:viewBox="0 0 3403 5060" svg:d="m428 0c1611 34 2961-1 2975 935s-1993 890-2976 1203c679 171 3005-398 2900 1597s-2257 1134-3327 1172">
          <text:p/>
        </draw:path>
        <draw:path draw:style-name="gr1" draw:text-style-name="P1" draw:layer="layout" svg:width="0.05cm" svg:height="3.459cm" draw:transform="skewX (-0.994663140711568) rotate (-0.999375529691953) translate (6.37711057062013cm 1.54358749174773cm)" svg:viewBox="0 0 51 3460" svg:d="m21 0c-32 691-32-305 30 3460">
          <text:p/>
        </draw:path>
        <draw:frame draw:style-name="gr46" draw:text-style-name="P2" draw:layer="layout" svg:width="1.18cm" svg:height="1.243cm" svg:x="5.929cm" svg:y="1.503cm">
          <draw:text-box>
            <text:p text:style-name="P3"><text:span text:style-name="T1">1</text:span></text:p>
          </draw:text-box>
        </draw:frame>
        <draw:frame draw:style-name="gr47" draw:text-style-name="P2" draw:layer="layout" svg:width="1.18cm" svg:height="1.242cm" svg:x="6.95cm" svg:y="2.035cm">
          <draw:text-box>
            <text:p text:style-name="P3"><text:span text:style-name="T1">2</text:span></text:p>
          </draw:text-box>
        </draw:frame>
        <draw:frame draw:style-name="gr48" draw:text-style-name="P2" draw:layer="layout" svg:width="1.125cm" svg:height="1.184cm" svg:x="17.658cm" svg:y="1.238cm">
          <draw:text-box>
            <text:p text:style-name="P3"><text:span text:style-name="T1">4</text:span></text:p>
          </draw:text-box>
        </draw:frame>
        <draw:frame draw:style-name="gr49" draw:text-style-name="P2" draw:layer="layout" svg:width="1.28cm" svg:height="1.4cm" svg:x="17.519cm" svg:y="2.166cm">
          <draw:text-box>
            <text:p text:style-name="P3"><text:span text:style-name="T1">2</text:span></text:p>
          </draw:text-box>
        </draw:frame>
        <draw:path draw:style-name="gr1" draw:text-style-name="P1" draw:layer="layout" svg:width="2.02cm" svg:height="3.432cm" draw:transform="skewX (0.0511381470834338) rotate (0.131248759749974) translate (13.9502050530011cm 2.37976084816717cm)" svg:viewBox="0 0 2021 3433" svg:d="m0 0c342 17 1424 2589 2021 3433">
          <text:p/>
        </draw:path>
        <draw:frame draw:style-name="gr49" draw:text-style-name="P2" draw:layer="layout" svg:width="1.28cm" svg:height="1.4cm" svg:x="13.767cm" svg:y="2.114cm">
          <draw:text-box>
            <text:p text:style-name="P3"><text:span text:style-name="T1">1</text:span></text:p>
          </draw:text-box>
        </draw:frame>
        <draw:polyline draw:style-name="gr1" draw:text-style-name="P1" draw:layer="layout" svg:width="2.776cm" svg:height="5.151cm" draw:transform="skewX (-0.0408407044966673) rotate (0.0808087443673375) translate (15.3412428316476cm 2.59557561573641cm)" svg:viewBox="0 0 2777 5152" draw:points="2777,0 297,2717 0,5152">
          <text:p/>
        </draw:polyline>
        <draw:frame draw:style-name="gr49" draw:text-style-name="P2" draw:layer="layout" svg:width="1.28cm" svg:height="1.4cm" svg:x="17.52cm" svg:y="2.166cm">
          <draw:text-box>
            <text:p text:style-name="P3"><text:span text:style-name="T1">2</text:span></text:p>
          </draw:text-box>
        </draw:frame>
        <draw:path draw:style-name="gr1" draw:text-style-name="P1" draw:layer="layout" svg:width="0.054cm" svg:height="2.533cm" draw:transform="skewX (-1.10217542263442) rotate (-1.10706234454) translate (21.7671763709841cm 2.34017120938092cm)" svg:viewBox="0 0 55 2534" svg:d="m21 0c-32 508-33-220 34 2534">
          <text:p/>
        </draw:path>
        <draw:frame draw:style-name="gr38" draw:text-style-name="P2" draw:layer="layout" svg:width="1.044cm" svg:height="1.1cm" svg:x="22.273cm" svg:y="2.69cm">
          <draw:text-box>
            <text:p text:style-name="P3"><text:span text:style-name="T1">2</text:span></text:p>
          </draw:text-box>
        </draw:frame>
        <draw:path draw:style-name="gr1" draw:text-style-name="P1" draw:layer="layout" svg:width="3.801cm" svg:height="0.451cm" draw:transform="rotate (0.112224670903235) translate (21.8685247802595cm 7.21617608697491cm)" svg:viewBox="0 0 3802 452" svg:d="m0 0c786 87 2301 262 3802 452">
          <text:p/>
        </draw:path>
        <draw:path draw:style-name="gr1" draw:text-style-name="P1" draw:layer="layout" svg:width="2.695cm" svg:height="0.3cm" draw:transform="rotate (0.111526539202438) translate (22.1282993210741cm 4.86580776425412cm)" svg:viewBox="0 0 2696 301" svg:d="m0 0c786 85 1195 114 2696 301">
          <text:p/>
        </draw:path>
        <draw:frame draw:style-name="gr38" draw:text-style-name="P2" draw:layer="layout" svg:width="1.044cm" svg:height="1.1cm" svg:x="21.868cm" svg:y="6.825cm">
          <draw:text-box>
            <text:p text:style-name="P3"><text:span text:style-name="T1">4</text:span></text:p>
          </draw:text-box>
        </draw:frame>
        <draw:frame draw:style-name="gr38" draw:text-style-name="P2" draw:layer="layout" svg:width="1.044cm" svg:height="1.1cm" svg:x="21.324cm" svg:y="2.272cm">
          <draw:text-box>
            <text:p text:style-name="P3"><text:span text:style-name="T1">2</text:span></text:p>
          </draw:text-box>
        </draw:frame>
        <draw:path draw:style-name="gr1" draw:text-style-name="P1" draw:layer="layout" svg:width="3.837cm" svg:height="0.452cm" draw:transform="skewX (0.0830776723949301) rotate (0.112399203828435) translate (21.9728519050846cm 2.49428612662884cm)" svg:viewBox="0 0 3838 453" svg:d="m0 0c794 87 2322 263 3838 453">
          <text:p/>
        </draw:path>
        <draw:frame draw:style-name="gr39" draw:text-style-name="P2" draw:layer="layout" svg:width="1.045cm" svg:height="1.099cm" svg:x="22.099cm" svg:y="4.447cm">
          <draw:text-box>
            <text:p text:style-name="P3"><text:span text:style-name="T1">3</text:span></text:p>
          </draw:text-box>
        </draw:frame>
        <draw:frame draw:style-name="gr40" draw:text-style-name="P2" draw:layer="layout" svg:width="1.044cm" svg:height="1.099cm" svg:x="21.965cm" svg:y="2.138cm">
          <draw:text-box>
            <text:p text:style-name="P3"><text:span text:style-name="T1">1</text:span></text:p>
          </draw:text-box>
        </draw:frame>
      </draw:page>
      <draw:page draw:name="page18" draw:style-name="dp1" draw:master-page-name="標準">
        <draw:path draw:style-name="gr1" draw:text-style-name="P1" draw:layer="layout" svg:width="0.054cm" svg:height="2.533cm" draw:transform="skewX (-1.10217542263442) rotate (-1.10706234454) translate (6.7431763709841cm 2.34017120938092cm)" svg:viewBox="0 0 55 2534" svg:d="m21 0c-32 508-33-220 34 2534">
          <text:p/>
        </draw:path>
        <draw:frame draw:style-name="gr38" draw:text-style-name="P2" draw:layer="layout" svg:width="1.044cm" svg:height="1.1cm" svg:x="7.249cm" svg:y="2.69cm">
          <draw:text-box>
            <text:p text:style-name="P3"><text:span text:style-name="T1">2</text:span></text:p>
          </draw:text-box>
        </draw:frame>
        <draw:path draw:style-name="gr1" draw:text-style-name="P1" draw:layer="layout" svg:width="3.801cm" svg:height="0.451cm" draw:transform="rotate (0.112224670903235) translate (6.84452478025951cm 7.21617608697491cm)" svg:viewBox="0 0 3802 452" svg:d="m0 0c786 87 2301 262 3802 452">
          <text:p/>
        </draw:path>
        <draw:path draw:style-name="gr1" draw:text-style-name="P1" draw:layer="layout" svg:width="2.695cm" svg:height="0.3cm" draw:transform="rotate (0.111526539202438) translate (7.10429932107411cm 4.86580776425412cm)" svg:viewBox="0 0 2696 301" svg:d="m0 0c786 85 1195 114 2696 301">
          <text:p/>
        </draw:path>
        <draw:frame draw:style-name="gr38" draw:text-style-name="P2" draw:layer="layout" svg:width="1.044cm" svg:height="1.1cm" svg:x="6.844cm" svg:y="6.825cm">
          <draw:text-box>
            <text:p text:style-name="P3"><text:span text:style-name="T1">4</text:span></text:p>
          </draw:text-box>
        </draw:frame>
        <draw:frame draw:style-name="gr38" draw:text-style-name="P2" draw:layer="layout" svg:width="1.044cm" svg:height="1.1cm" svg:x="6.3cm" svg:y="2.272cm">
          <draw:text-box>
            <text:p text:style-name="P3"><text:span text:style-name="T1">2</text:span></text:p>
          </draw:text-box>
        </draw:frame>
        <draw:path draw:style-name="gr1" draw:text-style-name="P1" draw:layer="layout" svg:width="3.837cm" svg:height="0.452cm" draw:transform="skewX (0.0830776723949301) rotate (0.112399203828435) translate (6.94885190508459cm 2.49428612662884cm)" svg:viewBox="0 0 3838 453" svg:d="m0 0c794 87 2322 263 3838 453">
          <text:p/>
        </draw:path>
        <draw:frame draw:style-name="gr39" draw:text-style-name="P2" draw:layer="layout" svg:width="1.045cm" svg:height="1.099cm" svg:x="7.075cm" svg:y="4.447cm">
          <draw:text-box>
            <text:p text:style-name="P3"><text:span text:style-name="T1">3</text:span></text:p>
          </draw:text-box>
        </draw:frame>
        <draw:frame draw:style-name="gr40" draw:text-style-name="P2" draw:layer="layout" svg:width="1.044cm" svg:height="1.099cm" svg:x="6.941cm" svg:y="2.138cm">
          <draw:text-box>
            <text:p text:style-name="P3"><text:span text:style-name="T1">1</text:span></text:p>
          </draw:text-box>
        </draw:frame>
        <draw:polyline draw:style-name="gr1" draw:text-style-name="P1" draw:layer="layout" svg:width="3.608cm" svg:height="5.03cm" draw:transform="skewX (0.0675442420521805) rotate (0.14154620233674) translate (13.7107953388696cm 2.69137526984921cm)" svg:viewBox="0 0 3609 5031" draw:points="0,4606 380,0 3128,5031 3609,218">
          <text:p/>
        </draw:polyline>
        <draw:frame draw:style-name="gr43" draw:text-style-name="P2" draw:layer="layout" svg:width="1.022cm" svg:height="1.076cm" svg:x="13.639cm" svg:y="6.624cm">
          <draw:text-box>
            <text:p text:style-name="P3"><text:span text:style-name="T1">1</text:span></text:p>
          </draw:text-box>
        </draw:frame>
        <draw:path draw:style-name="gr1" draw:text-style-name="P1" draw:layer="layout" svg:width="3.479cm" svg:height="4.627cm" draw:transform="skewX (-0.0225147473507269) rotate (0.0895353906273091) translate (21.2673091772483cm 2.82645456371495cm)" svg:viewBox="0 0 3480 4628" svg:d="m411 0c1417 29 3159 628 3065 2384s-2533 2212-3476 2244">
          <text:p/>
        </draw:path>
        <draw:path draw:style-name="gr1" draw:text-style-name="P1" draw:layer="layout" svg:width="0.088cm" svg:height="2.127cm" draw:transform="skewX (-1.10269902141002) rotate (-1.10706234454) translate (21.8998783313337cm 3.16534409041305cm)" svg:viewBox="0 0 89 2128" svg:d="m9 0c-30 506 20-615 80 2128">
          <text:p/>
        </draw:path>
        <draw:frame draw:style-name="gr27" draw:text-style-name="P2" draw:layer="layout" svg:width="1.04cm" svg:height="1.095cm" svg:x="21.5cm" svg:y="3.036cm">
          <draw:text-box>
            <text:p text:style-name="P3"><text:span text:style-name="T1">1</text:span></text:p>
          </draw:text-box>
        </draw:frame>
        <draw:frame draw:style-name="gr28" draw:text-style-name="P2" draw:layer="layout" svg:width="1.039cm" svg:height="1.095cm" svg:x="21.597cm" svg:y="2.3cm">
          <draw:text-box>
            <text:p text:style-name="P3"><text:span text:style-name="T1">2</text:span></text:p>
          </draw:text-box>
        </draw:frame>
      </draw:page>
      <draw:page draw:name="page19" draw:style-name="dp1" draw:master-page-name="標準">
        <draw:polyline draw:style-name="gr1" draw:text-style-name="P1" draw:layer="layout" svg:width="4.07cm" svg:height="4.559cm" draw:transform="skewX (-0.291469985083053) rotate (2.83424017231359) translate (25.3804360072114cm 20.2726922663362cm)" svg:viewBox="0 0 4071 4560" draw:points="4025,3666 898,4560 4071,0 0,1180">
          <text:p/>
        </draw:polyline>
        <draw:frame draw:style-name="gr9" draw:text-style-name="P2" draw:layer="layout" svg:width="0.777cm" svg:height="0.818cm" svg:x="21.5cm" svg:y="14.841cm">
          <draw:text-box>
            <text:p text:style-name="P3"><text:span text:style-name="T1">1</text:span></text:p>
          </draw:text-box>
        </draw:frame>
        <draw:frame draw:style-name="gr10" draw:text-style-name="P2" draw:layer="layout" svg:width="0.777cm" svg:height="0.818cm" svg:x="15.5cm" svg:y="15.041cm">
          <draw:text-box>
            <text:p text:style-name="P3"><text:span text:style-name="T1">2</text:span></text:p>
          </draw:text-box>
        </draw:frame>
        <draw:polyline draw:style-name="gr1" draw:text-style-name="P1" draw:layer="layout" svg:width="3.055cm" svg:height="4.163cm" draw:transform="skewX (0.0747000919853573) rotate (0.146084058391925) translate (3.245cm 15.405cm)" svg:viewBox="0 0 3056 4164" draw:points="0,0 1170,4164 3056,440">
          <text:p/>
        </draw:polyline>
        <draw:frame draw:style-name="gr50" draw:text-style-name="P2" draw:layer="layout" svg:width="0.88cm" svg:height="0.957cm" svg:x="3cm" svg:y="15.371cm">
          <draw:text-box>
            <text:p text:style-name="P3"><text:span text:style-name="T1">1</text:span></text:p>
          </draw:text-box>
        </draw:frame>
        <draw:frame draw:style-name="gr11" draw:text-style-name="P2" draw:layer="layout" svg:width="0.777cm" svg:height="0.818cm" svg:x="20.111cm" svg:y="14.4cm">
          <draw:text-box>
            <text:p text:style-name="P3"><text:span text:style-name="T1">4</text:span></text:p>
          </draw:text-box>
        </draw:frame>
        <draw:polyline draw:style-name="gr1" draw:text-style-name="P1" draw:layer="layout" svg:width="4.059cm" svg:height="3.746cm" draw:transform="skewX (0.0628318530717958) rotate (0.13857914260835) translate (7.931cm 15.659cm)" svg:viewBox="0 0 4060 3747" draw:points="0,0 707,3542 2079,1098 2913,3747 4060,636">
          <text:p/>
        </draw:polyline>
        <draw:frame draw:style-name="gr51" draw:text-style-name="P2" draw:layer="layout" svg:width="0.832cm" svg:height="0.859cm" svg:x="7.7cm" svg:y="15.629cm">
          <draw:text-box>
            <text:p text:style-name="P3"><text:span text:style-name="T1">1</text:span></text:p>
          </draw:text-box>
        </draw:frame>
        <draw:path draw:style-name="gr1" draw:text-style-name="P1" draw:layer="layout" svg:width="2.52cm" svg:height="4.098cm" draw:transform="skewX (0.0675442420521805) rotate (0.14154620233674) translate (13.5cm 15.2cm)" svg:viewBox="0 0 2521 4099" svg:d="m0 0c208 11 2159 3547 2521 4099">
          <text:p/>
        </draw:path>
        <draw:frame draw:style-name="gr11" draw:text-style-name="P2" draw:layer="layout" svg:width="0.777cm" svg:height="0.818cm" svg:x="13.2cm" svg:y="15.041cm">
          <draw:text-box>
            <text:p text:style-name="P3"><text:span text:style-name="T1">1</text:span></text:p>
          </draw:text-box>
        </draw:frame>
        <draw:line draw:style-name="gr1" draw:text-style-name="P1" draw:layer="layout" svg:x1="16.101cm" svg:y1="15.241cm" svg:x2="13.4cm" svg:y2="18.941cm">
          <text:p/>
        </draw:line>
        <draw:frame draw:style-name="gr10" draw:text-style-name="P2" draw:layer="layout" svg:width="0.777cm" svg:height="0.818cm" svg:x="15.501cm" svg:y="15.041cm">
          <draw:text-box>
            <text:p text:style-name="P3"><text:span text:style-name="T1">2</text:span></text:p>
          </draw:text-box>
        </draw:frame>
        <draw:frame draw:style-name="gr52" draw:text-style-name="P2" draw:layer="layout" svg:width="0.884cm" svg:height="0.967cm" svg:x="20.015cm" svg:y="15.041cm">
          <draw:text-box>
            <text:p text:style-name="P3"><text:span text:style-name="T1">2</text:span></text:p>
          </draw:text-box>
        </draw:frame>
        <draw:path draw:style-name="gr1" draw:text-style-name="P1" draw:layer="layout" svg:width="1.395cm" svg:height="2.37cm" draw:transform="skewX (0.0516617458590321) rotate (0.131597825600372) translate (17.8266140350877cm 15.2575675675676cm)" svg:viewBox="0 0 1396 2371" svg:d="m0 0c236 12 984 1788 1396 2371">
          <text:p/>
        </draw:path>
        <draw:frame draw:style-name="gr52" draw:text-style-name="P2" draw:layer="layout" svg:width="0.884cm" svg:height="0.967cm" svg:x="17.7cm" svg:y="15.074cm">
          <draw:text-box>
            <text:p text:style-name="P3"><text:span text:style-name="T1">1</text:span></text:p>
          </draw:text-box>
        </draw:frame>
        <draw:polyline draw:style-name="gr1" draw:text-style-name="P1" draw:layer="layout" svg:width="1.916cm" svg:height="3.557cm" draw:transform="skewX (-0.0408407044966673) rotate (0.080634211442138) translate (18.7878525158154cm 15.4062279594628cm)" svg:viewBox="0 0 1917 3558" draw:points="1917,0 205,1877 0,3558">
          <text:p/>
        </draw:polyline>
        <draw:frame draw:style-name="gr52" draw:text-style-name="P2" draw:layer="layout" svg:width="0.884cm" svg:height="0.967cm" svg:x="20.016cm" svg:y="15.041cm">
          <draw:text-box>
            <text:p text:style-name="P3"><text:span text:style-name="T1">2</text:span></text:p>
          </draw:text-box>
        </draw:frame>
        <draw:path draw:style-name="gr1" draw:text-style-name="P1" draw:layer="layout" svg:width="0.033cm" svg:height="1.602cm" draw:transform="skewX (-1.10234995555962) rotate (-1.10706234454) translate (23.1733814622757cm 10.7234070912801cm)" svg:viewBox="0 0 34 1603" svg:d="m13 0c-20 322-20-140 21 1603">
          <text:p/>
        </draw:path>
        <draw:frame draw:style-name="gr9" draw:text-style-name="P2" draw:layer="layout" svg:width="0.777cm" svg:height="0.818cm" svg:x="22.923cm" svg:y="10.648cm">
          <draw:text-box>
            <text:p text:style-name="P3"><text:span text:style-name="T1">2</text:span></text:p>
          </draw:text-box>
        </draw:frame>
        <draw:frame draw:style-name="gr13" draw:text-style-name="P2" draw:layer="layout" svg:width="0.777cm" svg:height="0.818cm" svg:x="21.895cm" svg:y="10.749cm">
          <draw:text-box>
            <text:p text:style-name="P3"><text:span text:style-name="T1">2</text:span></text:p>
          </draw:text-box>
        </draw:frame>
        <draw:path draw:style-name="gr1" draw:text-style-name="P1" draw:layer="layout" svg:width="3.335cm" svg:height="0.907cm" draw:transform="skewX (-0.291469985083053) rotate (2.83424017231359) translate (24.8849366284113cm 11.6963462037191cm)" svg:viewBox="0 0 3336 908" svg:d="m3336 0c-403 114-2567 660-3336 908">
          <text:p/>
        </draw:path>
        <draw:frame draw:style-name="gr9" draw:text-style-name="P2" draw:layer="layout" svg:width="0.777cm" svg:height="0.818cm" svg:x="21.7cm" svg:y="10.4cm">
          <draw:text-box>
            <text:p text:style-name="P3"><text:span text:style-name="T1">1</text:span></text:p>
          </draw:text-box>
        </draw:frame>
        <draw:path draw:style-name="gr1" draw:text-style-name="P1" draw:layer="layout" svg:width="107.449cm" svg:height="2.208cm" draw:transform="skewX (-1.55055050747176) rotate (0.117635191584418) translate (-92.4076814606165cm 25.1148018729351cm)" svg:viewBox="0 0 107450 2209" svg:d="m107450 0c-16189 333-85384 1753-107450 2209">
          <text:p/>
        </draw:path>
        <draw:path draw:style-name="gr1" draw:text-style-name="P1" draw:layer="layout" svg:width="2.459cm" svg:height="3.535cm" draw:transform="skewX (-0.0247836753783195) rotate (0.0879645943005142) translate (1.18964598020673cm 10.9801615594763cm)" svg:viewBox="0 0 2460 3536" svg:d="m1401 128c-1223-900-2214 3245-425 3403s1885-3355 692-3460">
          <text:p/>
        </draw:path>
        <draw:path draw:style-name="gr1" draw:text-style-name="P1" draw:layer="layout" svg:width="2.593cm" svg:height="2.074cm" draw:transform="skewX (-0.131597825600372) rotate (0.0537561409614253) translate (5.02724253137721cm 10.7073756997703cm)" svg:viewBox="0 0 2594 2075" svg:d="m305 0c1056 13 2355 282 2286 1069s-1888 992-2591 1006">
          <text:p/>
        </draw:path>
        <draw:path draw:style-name="gr1" draw:text-style-name="P1" draw:layer="layout" svg:width="3.625cm" svg:height="0.001cm" draw:transform="skewX (-1.55334303427495) rotate (-1.5707963267949) translate (5.5cm 10.7783367003254cm)" svg:viewBox="0 0 3626 2" svg:d="m0 1c702 2-910-1 3626-1">
          <text:p/>
        </draw:path>
        <draw:frame draw:style-name="gr12" draw:text-style-name="P2" draw:layer="layout" svg:width="0.777cm" svg:height="0.818cm" svg:x="5.2cm" svg:y="10.801cm">
          <draw:text-box>
            <text:p text:style-name="P3"><text:span text:style-name="T1">1</text:span></text:p>
          </draw:text-box>
        </draw:frame>
        <draw:frame draw:style-name="gr12" draw:text-style-name="P2" draw:layer="layout" svg:width="0.777cm" svg:height="0.818cm" svg:x="5.272cm" svg:y="10.472cm">
          <draw:text-box>
            <text:p text:style-name="P3"><text:span text:style-name="T1">2</text:span></text:p>
          </draw:text-box>
        </draw:frame>
        <draw:path draw:style-name="gr1" draw:text-style-name="P1" draw:layer="layout" svg:width="3.352cm" svg:height="3.832cm" draw:transform="skewX (-0.02460914245312) rotate (0.0879645943005142) translate (17.0770093146497cm 10.6612580685903cm)" svg:viewBox="0 0 3353 3833" svg:d="m3353 742c-396-941-2793-1052-2917 44-256 1386 3192 181 2879 2065-313 1892-3395 566-3313 9">
          <text:p/>
        </draw:path>
        <draw:frame draw:style-name="gr10" draw:text-style-name="P2" draw:layer="layout" svg:width="0.777cm" svg:height="0.818cm" svg:x="1.971cm" svg:y="10.504cm">
          <draw:text-box>
            <text:p text:style-name="P3"><text:span text:style-name="T1">1</text:span></text:p>
          </draw:text-box>
        </draw:frame>
        <draw:frame draw:style-name="gr11" draw:text-style-name="P2" draw:layer="layout" svg:width="0.777cm" svg:height="0.818cm" svg:x="19.9cm" svg:y="10.486cm">
          <draw:text-box>
            <text:p text:style-name="P3"><text:span text:style-name="T1">1</text:span></text:p>
          </draw:text-box>
        </draw:frame>
        <draw:path draw:style-name="gr1" draw:text-style-name="P1" draw:layer="layout" svg:width="105.291cm" svg:height="1.959cm" draw:transform="skewX (-1.55247036964896) rotate (0.107512281922851) translate (-94.123456920631cm 24.0297054856282cm)" svg:viewBox="0 0 105292 1960" svg:d="m105292 0c-15864 296-83669 1555-105292 1960">
          <text:p/>
        </draw:path>
        <draw:path draw:style-name="gr1" draw:text-style-name="P1" draw:layer="layout" svg:width="2.648cm" svg:height="3.571cm" draw:transform="skewX (-0.0422369678982628) rotate (0.080634211442138) translate (9.13681509030436cm 10.7371563974334cm)" svg:viewBox="0 0 2649 3572" svg:d="m633 3308c-1183-798-644-3443 1086-3303s846 4174-1011 3488">
          <text:p/>
        </draw:path>
        <draw:frame draw:style-name="gr53" draw:text-style-name="P2" draw:layer="layout" svg:width="0.777cm" svg:height="0.818cm" svg:x="9.553cm" svg:y="13.44cm">
          <draw:text-box>
            <text:p text:style-name="P3"><text:span text:style-name="T1">1</text:span></text:p>
          </draw:text-box>
        </draw:frame>
        <draw:path draw:style-name="gr1" draw:text-style-name="P1" draw:layer="layout" svg:width="2.592cm" svg:height="1.782cm" draw:transform="skewX (-0.169122404518251) rotate (0.0460766922526503) translate (13.1266507568037cm 10.8362147671805cm)" svg:viewBox="0 0 2593 1783" svg:d="m306 0c1055 11 2354 242 2284 918s-1888 853-2590 865">
          <text:p/>
        </draw:path>
        <draw:path draw:style-name="gr1" draw:text-style-name="P1" draw:layer="layout" svg:width="3.625cm" svg:height="0.001cm" draw:transform="skewX (-1.55334303427495) rotate (-1.5707963267949) translate (13.6cm 10.9103367003254cm)" svg:viewBox="0 0 3626 2" svg:d="m0 1c702 2-910-1 3626-1">
          <text:p/>
        </draw:path>
        <draw:frame draw:style-name="gr12" draw:text-style-name="P2" draw:layer="layout" svg:width="0.777cm" svg:height="0.818cm" svg:x="13.3cm" svg:y="10.933cm">
          <draw:text-box>
            <text:p text:style-name="P3"><text:span text:style-name="T1">1</text:span></text:p>
          </draw:text-box>
        </draw:frame>
        <draw:frame draw:style-name="gr12" draw:text-style-name="P2" draw:layer="layout" svg:width="0.777cm" svg:height="0.818cm" svg:x="13.372cm" svg:y="10.604cm">
          <draw:text-box>
            <text:p text:style-name="P3"><text:span text:style-name="T1">2</text:span></text:p>
          </draw:text-box>
        </draw:frame>
        <draw:path draw:style-name="gr1" draw:text-style-name="P1" draw:layer="layout" svg:width="2.403cm" svg:height="3.984cm" draw:transform="skewX (-0.0247836753783195) rotate (0.0879645943005142) translate (25.843449042215cm 10.5143670754629cm)" svg:viewBox="0 0 2404 3985" svg:d="m118 0c107 1136-638 3867 654 3982s1630-2875 1632-3780">
          <text:p/>
        </draw:path>
        <draw:frame draw:style-name="gr54" draw:text-style-name="P2" draw:layer="layout" svg:width="0.777cm" svg:height="0.818cm" svg:x="25.6cm" svg:y="10.404cm">
          <draw:text-box>
            <text:p text:style-name="P3"><text:span text:style-name="T1">1</text:span></text:p>
          </draw:text-box>
        </draw:frame>
        <draw:path draw:style-name="gr1" draw:text-style-name="P1" draw:layer="layout" svg:width="3.939cm" svg:height="2.658cm" draw:transform="skewX (-1.14825211488707) rotate (-1.15313903679265) translate (9.2313384790164cm 2.77532753539218cm)" svg:viewBox="0 0 3940 2659" svg:d="m3820 0c131 592 111 912 120 1223s-3933 1648-3940 1407">
          <text:p/>
        </draw:path>
        <draw:path draw:style-name="gr1" draw:text-style-name="P1" draw:layer="layout" svg:width="10.668cm" svg:height="0.257cm" draw:transform="skewX (-1.55072504039696) rotate (0.117460658659218) translate (-8.894968860486cm 9.15500448822505cm)" svg:viewBox="0 0 10669 258" svg:d="m10669 0c-3711 90-6958 169-10669 258">
          <text:p/>
        </draw:path>
        <draw:polyline draw:style-name="gr1" draw:text-style-name="P1" draw:layer="layout" svg:width="2.867cm" svg:height="3.98cm" draw:transform="skewX (0.0673697091269811) rotate (0.141371669411541) translate (20.8030595518111cm 6.3249814631199cm)" svg:viewBox="0 0 2868 3981" draw:points="0,3499 955,0 1545,3342 2781,258 2868,3981">
          <text:p/>
        </draw:polyline>
        <draw:frame draw:style-name="gr10" draw:text-style-name="P2" draw:layer="layout" svg:width="0.777cm" svg:height="0.818cm" svg:x="1.671cm" svg:y="7.5cm">
          <draw:text-box>
            <text:p text:style-name="P3"><text:span text:style-name="T1">2</text:span></text:p>
          </draw:text-box>
        </draw:frame>
        <draw:path draw:style-name="gr1" draw:text-style-name="P1" draw:layer="layout" svg:width="2.777cm" svg:height="2.369cm" draw:transform="skewX (-0.0247836753783195) rotate (0.0879645943005142) translate (13.0332345266675cm 6.44400708416677cm)" svg:viewBox="0 0 2778 2370" svg:d="m2778 0c-1346 1008-1915 1843-2778 2370">
          <text:p/>
        </draw:path>
        <draw:frame draw:style-name="gr55" draw:text-style-name="P2" draw:layer="layout" svg:width="0.777cm" svg:height="0.818cm" svg:x="20.771cm" svg:y="9.16cm">
          <draw:text-box>
            <text:p text:style-name="P3"><text:span text:style-name="T1">1</text:span></text:p>
          </draw:text-box>
        </draw:frame>
        <draw:path draw:style-name="gr1" draw:text-style-name="P1" draw:layer="layout" svg:width="0.033cm" svg:height="1.602cm" draw:transform="skewX (-1.10234995555962) rotate (-1.10706234454) translate (6.87238146227565cm 6.10940709128017cm)" svg:viewBox="0 0 34 1603" svg:d="m13 0c-20 322-20-140 21 1603">
          <text:p/>
        </draw:path>
        <draw:frame draw:style-name="gr9" draw:text-style-name="P2" draw:layer="layout" svg:width="0.777cm" svg:height="0.818cm" svg:x="6.622cm" svg:y="6.034cm">
          <draw:text-box>
            <text:p text:style-name="P3"><text:span text:style-name="T1">2</text:span></text:p>
          </draw:text-box>
        </draw:frame>
        <draw:polyline draw:style-name="gr1" draw:text-style-name="P1" draw:layer="layout" svg:width="4.752cm" svg:height="2.01cm" draw:transform="skewX (-1.05941485596056) rotate (-1.06377817909054) translate (17.6919508251174cm 5.54472499057474cm)" svg:viewBox="0 0 4753 2011" draw:points="0,331 53,2011 4753,0">
          <text:p/>
        </draw:polyline>
        <draw:frame draw:style-name="gr10" draw:text-style-name="P2" draw:layer="layout" svg:width="0.777cm" svg:height="0.818cm" svg:x="17.387cm" svg:y="6.118cm">
          <draw:text-box>
            <text:p text:style-name="P3"><text:span text:style-name="T1">1</text:span></text:p>
          </draw:text-box>
        </draw:frame>
        <draw:path draw:style-name="gr1" draw:text-style-name="P1" draw:layer="layout" svg:width="0.036cm" svg:height="2.045cm" draw:transform="skewX (-1.05906579011016) rotate (-1.06377817909054) translate (1.69497160438025cm 5.89064133201423cm)" svg:viewBox="0 0 37 2046" svg:d="m15 0c-23 410-23-179 22 2046">
          <text:p/>
        </draw:path>
        <draw:frame draw:style-name="gr56" draw:text-style-name="P2" draw:layer="layout" svg:width="0.777cm" svg:height="0.818cm" svg:x="1.4cm" svg:y="5.8cm">
          <draw:text-box>
            <text:p text:style-name="P3"><text:span text:style-name="T1">1</text:span></text:p>
          </draw:text-box>
        </draw:frame>
        <draw:path draw:style-name="gr1" draw:text-style-name="P1" draw:layer="layout" svg:width="0.044cm" svg:height="1.712cm" draw:transform="skewX (-1.14772851611147) rotate (-1.15261543801706) translate (4.10378251744192cm 5.90570062956869cm)" svg:viewBox="0 0 45 1713" svg:d="m17 0c-26 345-27-148 28 1713">
          <text:p/>
        </draw:path>
        <draw:frame draw:style-name="gr57" draw:text-style-name="P2" draw:layer="layout" svg:width="0.777cm" svg:height="0.918cm" svg:x="3.7cm" svg:y="5.882cm">
          <draw:text-box>
            <text:p text:style-name="P3"><text:span text:style-name="T1">3</text:span></text:p>
          </draw:text-box>
        </draw:frame>
        <draw:frame draw:style-name="gr13" draw:text-style-name="P2" draw:layer="layout" svg:width="0.777cm" svg:height="0.818cm" svg:x="6.095cm" svg:y="6.091cm">
          <draw:text-box>
            <text:p text:style-name="P3"><text:span text:style-name="T1">2</text:span></text:p>
          </draw:text-box>
        </draw:frame>
        <draw:path draw:style-name="gr1" draw:text-style-name="P1" draw:layer="layout" svg:width="1.784cm" svg:height="0cm" svg:x="6.07cm" svg:y="9.737cm" svg:viewBox="0 0 1785 0" svg:d="m0 0c521 0 790 0 1785 0">
          <text:p/>
        </draw:path>
        <draw:path draw:style-name="gr1" draw:text-style-name="P1" draw:layer="layout" svg:width="1.946cm" svg:height="0.594cm" draw:transform="skewX (-0.291469985083053) rotate (2.83424017231359) translate (7.76030948890903cm 6.61807630064116cm)" svg:viewBox="0 0 1947 595" svg:d="m1947 0c-403 114-1178 346-1947 595">
          <text:p/>
        </draw:path>
        <draw:frame draw:style-name="gr9" draw:text-style-name="P2" draw:layer="layout" svg:width="0.777cm" svg:height="0.818cm" svg:x="5.9cm" svg:y="5.742cm">
          <draw:text-box>
            <text:p text:style-name="P3"><text:span text:style-name="T1">1</text:span></text:p>
          </draw:text-box>
        </draw:frame>
        <draw:frame draw:style-name="gr9" draw:text-style-name="P2" draw:layer="layout" svg:width="0.777cm" svg:height="0.818cm" svg:x="6.005cm" svg:y="9.382cm">
          <draw:text-box>
            <text:p text:style-name="P3"><text:span text:style-name="T1">3</text:span></text:p>
          </draw:text-box>
        </draw:frame>
        <draw:frame draw:style-name="gr13" draw:text-style-name="P2" draw:layer="layout" svg:width="0.777cm" svg:height="0.818cm" svg:x="10.432cm" svg:y="6.165cm">
          <draw:text-box>
            <text:p text:style-name="P3"><text:span text:style-name="T1">2</text:span></text:p>
          </draw:text-box>
        </draw:frame>
        <draw:frame draw:style-name="gr9" draw:text-style-name="P2" draw:layer="layout" svg:width="0.777cm" svg:height="0.818cm" svg:x="9.905cm" svg:y="6.223cm">
          <draw:text-box>
            <text:p text:style-name="P3"><text:span text:style-name="T1">2</text:span></text:p>
          </draw:text-box>
        </draw:frame>
        <draw:path draw:style-name="gr1" draw:text-style-name="P1" draw:layer="layout" svg:width="1.946cm" svg:height="0.594cm" draw:transform="skewX (-0.291469985083053) rotate (2.83424017231359) translate (11.570309488909cm 6.74992630064116cm)" svg:viewBox="0 0 1947 595" svg:d="m1947 0c-403 114-1178 346-1947 595">
          <text:p/>
        </draw:path>
        <draw:frame draw:style-name="gr9" draw:text-style-name="P2" draw:layer="layout" svg:width="0.777cm" svg:height="0.818cm" svg:x="9.71cm" svg:y="5.874cm">
          <draw:text-box>
            <text:p text:style-name="P3"><text:span text:style-name="T1">1</text:span></text:p>
          </draw:text-box>
        </draw:frame>
        <draw:path draw:style-name="gr1" draw:text-style-name="P1" draw:layer="layout" svg:width="108.383cm" svg:height="2.208cm" draw:transform="skewX (-1.55072504039696) rotate (0.117460658659218) translate (-93.3376666042701cm 20.5016599777336cm)" svg:viewBox="0 0 108384 2209" svg:d="m108384 0c-16330 333-86126 1753-108384 2209">
          <text:p/>
        </draw:path>
        <draw:frame draw:style-name="gr10" draw:text-style-name="P2" draw:layer="layout" svg:width="0.777cm" svg:height="0.818cm" svg:x="15.2cm" svg:y="6cm">
          <draw:text-box>
            <text:p text:style-name="P3"><text:span text:style-name="T1">2</text:span></text:p>
          </draw:text-box>
        </draw:frame>
        <draw:path draw:style-name="gr1" draw:text-style-name="P1" draw:layer="layout" svg:width="0.043cm" svg:height="1.844cm" draw:transform="skewX (-1.05906579011016) rotate (-1.06377817909054) translate (13.2964110646548cm 6.09293801188386cm)" svg:viewBox="0 0 44 1845" svg:d="m12 0c-23 410-12-380 32 1845">
          <text:p/>
        </draw:path>
        <draw:frame draw:style-name="gr56" draw:text-style-name="P2" draw:layer="layout" svg:width="0.777cm" svg:height="0.818cm" svg:x="13cm" svg:y="6cm">
          <draw:text-box>
            <text:p text:style-name="P3"><text:span text:style-name="T1">1</text:span></text:p>
          </draw:text-box>
        </draw:frame>
        <draw:polyline draw:style-name="gr1" draw:text-style-name="P1" draw:layer="layout" svg:width="2.743cm" svg:height="3.824cm" draw:transform="skewX (0.0673697091269811) rotate (0.141371669411541) translate (25.3709533608666cm 6.32162218317057cm)" svg:viewBox="0 0 2744 3825" draw:points="0,3502 289,0 2378,3825 2744,165">
          <text:p/>
        </draw:polyline>
        <draw:frame draw:style-name="gr55" draw:text-style-name="P2" draw:layer="layout" svg:width="0.777cm" svg:height="0.818cm" svg:x="25.316cm" svg:y="9.16cm">
          <draw:text-box>
            <text:p text:style-name="P3"><text:span text:style-name="T1">1</text:span></text:p>
          </draw:text-box>
        </draw:frame>
        <draw:path draw:style-name="gr1" draw:text-style-name="P1" draw:layer="layout" svg:width="10.668cm" svg:height="0.257cm" draw:transform="skewX (-1.55072504039696) rotate (0.117460658659218) translate (-8.88296886048611cm 5.50100448822507cm)" svg:viewBox="0 0 10669 258" svg:d="m10669 0c-3711 90-6958 169-10669 258">
          <text:p/>
        </draw:path>
        <draw:path draw:style-name="gr1" draw:text-style-name="P1" draw:layer="layout" svg:width="2.773cm" svg:height="4.939cm" draw:transform="skewX (0.0675442420521806) rotate (0.14154620233674) translate (1.42418798212063cm 1.22358358742894cm)" svg:viewBox="0 0 2774 4940" svg:d="m0 4461c208 12 1445-4079 1807-4461-59 799 1035 3981 964 4940">
          <text:p/>
        </draw:path>
        <draw:frame draw:style-name="gr10" draw:text-style-name="P2" draw:layer="layout" svg:width="0.777cm" svg:height="0.818cm" svg:x="1.683cm" svg:y="3.846cm">
          <draw:text-box>
            <text:p text:style-name="P3"><text:span text:style-name="T1">2</text:span></text:p>
          </draw:text-box>
        </draw:frame>
        <draw:path draw:style-name="gr1" draw:text-style-name="P1" draw:layer="layout" svg:width="2.239cm" svg:height="3.329cm" draw:transform="skewX (-0.022165681500328) rotate (0.0891863247769102) translate (5.88213617974575cm 1.77292317004707cm)" svg:viewBox="0 0 2240 3330" svg:d="m282 0c1060 22 1949-1 1958 615s-1312 586-1959 792c447 113 1978-262 1909 1051s-1486 747-2190 772">
          <text:p/>
        </draw:path>
        <draw:path draw:style-name="gr1" draw:text-style-name="P1" draw:layer="layout" svg:width="2.898cm" svg:height="3.604cm" draw:transform="skewX (-0.0247836753783195) rotate (0.0879645943005142) translate (9.07772061465116cm 1.7331219314202cm)" svg:viewBox="0 0 2899 3605" svg:d="m2899 393c-1223-900-2824-170-2897 1327s1752 1915 2379 1883">
          <text:p/>
        </draw:path>
        <draw:frame draw:style-name="gr11" draw:text-style-name="P2" draw:layer="layout" svg:width="0.777cm" svg:height="0.818cm" svg:x="1.584cm" svg:y="5.071cm">
          <draw:text-box>
            <text:p text:style-name="P3"><text:span text:style-name="T1">1</text:span></text:p>
          </draw:text-box>
        </draw:frame>
        <draw:path draw:style-name="gr1" draw:text-style-name="P1" draw:layer="layout" svg:width="0.036cm" svg:height="2.045cm" draw:transform="skewX (-1.05906579011016) rotate (-1.06377817909054) translate (5.72697160438025cm 1.12264133201424cm)" svg:viewBox="0 0 37 2046" svg:d="m15 0c-23 410-23-179 22 2046">
          <text:p/>
        </draw:path>
        <draw:frame draw:style-name="gr56" draw:text-style-name="P2" draw:layer="layout" svg:width="0.777cm" svg:height="0.818cm" svg:x="5.432cm" svg:y="1.032cm">
          <draw:text-box>
            <text:p text:style-name="P3"><text:span text:style-name="T1">1</text:span></text:p>
          </draw:text-box>
        </draw:frame>
        <draw:frame draw:style-name="gr56" draw:text-style-name="P2" draw:layer="layout" svg:width="0.777cm" svg:height="0.818cm" svg:x="6.104cm" svg:y="1.382cm">
          <draw:text-box>
            <text:p text:style-name="P3"><text:span text:style-name="T1">2</text:span></text:p>
          </draw:text-box>
        </draw:frame>
        <draw:path draw:style-name="gr1" draw:text-style-name="P1" draw:layer="layout" svg:width="2.6cm" svg:height="3.458cm" draw:transform="skewX (-0.0225147473507269) rotate (0.0895353906273091) translate (12.9960908663524cm 1.65046311985066cm)" svg:viewBox="0 0 2601 3459" svg:d="m307 0c1059 22 2361 469 2291 1782s-1893 1653-2598 1677">
          <text:p/>
        </draw:path>
        <draw:path draw:style-name="gr1" draw:text-style-name="P1" draw:layer="layout" svg:width="0.06cm" svg:height="1.727cm" draw:transform="skewX (-1.05941485596056) rotate (-1.06377817909054) translate (13.4688595823458cm 1.90434617808857cm)" svg:viewBox="0 0 61 1728" svg:d="m6 0c-21 409 14-498 55 1728">
          <text:p/>
        </draw:path>
        <draw:frame draw:style-name="gr10" draw:text-style-name="P2" draw:layer="layout" svg:width="0.777cm" svg:height="0.818cm" svg:x="13.17cm" svg:y="1.807cm">
          <draw:text-box>
            <text:p text:style-name="P3"><text:span text:style-name="T1">1</text:span></text:p>
          </draw:text-box>
        </draw:frame>
        <draw:frame draw:style-name="gr11" draw:text-style-name="P2" draw:layer="layout" svg:width="0.777cm" svg:height="0.818cm" svg:x="13.242cm" svg:y="1.257cm">
          <draw:text-box>
            <text:p text:style-name="P3"><text:span text:style-name="T1">2</text:span></text:p>
          </draw:text-box>
        </draw:frame>
        <draw:path draw:style-name="gr1" draw:text-style-name="P1" draw:layer="layout" svg:width="0.044cm" svg:height="1.712cm" draw:transform="skewX (-1.14772851611147) rotate (-1.15261543801706) translate (17.1357825174419cm 1.11970062956872cm)" svg:viewBox="0 0 45 1713" svg:d="m17 0c-26 345-27-148 28 1713">
          <text:p/>
        </draw:path>
        <draw:frame draw:style-name="gr10" draw:text-style-name="P2" draw:layer="layout" svg:width="0.777cm" svg:height="0.818cm" svg:x="17.512cm" svg:y="1.382cm">
          <draw:text-box>
            <text:p text:style-name="P3"><text:span text:style-name="T1">2</text:span></text:p>
          </draw:text-box>
        </draw:frame>
        <draw:path draw:style-name="gr1" draw:text-style-name="P1" draw:layer="layout" svg:width="2.828cm" svg:height="0.335cm" draw:transform="rotate (0.112050137978036) translate (17.2111888590058cm 4.82415661743169cm)" svg:viewBox="0 0 2829 336" svg:d="m0 0c585 65 1712 195 2829 336">
          <text:p/>
        </draw:path>
        <draw:path draw:style-name="gr1" draw:text-style-name="P1" draw:layer="layout" svg:width="2.005cm" svg:height="0.223cm" draw:transform="rotate (0.111526539202438) translate (17.4044908970531cm 3.0752131469936cm)" svg:viewBox="0 0 2006 224" svg:d="m0 0c585 63 889 85 2006 224">
          <text:p/>
        </draw:path>
        <draw:frame draw:style-name="gr11" draw:text-style-name="P2" draw:layer="layout" svg:width="0.777cm" svg:height="0.818cm" svg:x="17.211cm" svg:y="4.459cm">
          <draw:text-box>
            <text:p text:style-name="P3"><text:span text:style-name="T1">4</text:span></text:p>
          </draw:text-box>
        </draw:frame>
        <draw:frame draw:style-name="gr11" draw:text-style-name="P2" draw:layer="layout" svg:width="0.777cm" svg:height="0.818cm" svg:x="16.806cm" svg:y="1.071cm">
          <draw:text-box>
            <text:p text:style-name="P3"><text:span text:style-name="T1">2</text:span></text:p>
          </draw:text-box>
        </draw:frame>
        <draw:path draw:style-name="gr1" draw:text-style-name="P1" draw:layer="layout" svg:width="2.847cm" svg:height="0.336cm" draw:transform="skewX (0.0588175957922089) rotate (0.112399203828435) translate (17.288820199587cm 1.31052918532156cm)" svg:viewBox="0 0 2848 337" svg:d="m0 0c589 65 1723 196 2848 337">
          <text:p/>
        </draw:path>
        <draw:frame draw:style-name="gr11" draw:text-style-name="P2" draw:layer="layout" svg:width="0.777cm" svg:height="0.818cm" svg:x="17.383cm" svg:y="2.689cm">
          <draw:text-box>
            <text:p text:style-name="P3"><text:span text:style-name="T1">3</text:span></text:p>
          </draw:text-box>
        </draw:frame>
        <draw:path draw:style-name="gr1" draw:text-style-name="P1" draw:layer="layout" svg:width="0.044cm" svg:height="1.712cm" draw:transform="skewX (-1.14772851611147) rotate (-1.15261543801706) translate (21.2194384241054cm 0.974700629568702cm)" svg:viewBox="0 0 45 1713" svg:d="m17 0c-26 345-27-148 28 1713">
          <text:p/>
        </draw:path>
        <draw:frame draw:style-name="gr56" draw:text-style-name="P2" draw:layer="layout" svg:width="0.777cm" svg:height="0.818cm" svg:x="21.596cm" svg:y="1.237cm">
          <draw:text-box>
            <text:p text:style-name="P3"><text:span text:style-name="T1">2</text:span></text:p>
          </draw:text-box>
        </draw:frame>
        <draw:path draw:style-name="gr1" draw:text-style-name="P1" draw:layer="layout" svg:width="2.005cm" svg:height="0.223cm" draw:transform="rotate (0.111526539202438) translate (21.4881468037166cm 2.9302131469936cm)" svg:viewBox="0 0 2006 224" svg:d="m0 0c585 63 889 85 2006 224">
          <text:p/>
        </draw:path>
        <draw:frame draw:style-name="gr11" draw:text-style-name="P2" draw:layer="layout" svg:width="0.777cm" svg:height="0.818cm" svg:x="21.426cm" svg:y="2.565cm">
          <draw:text-box>
            <text:p text:style-name="P3"><text:span text:style-name="T1">3</text:span></text:p>
          </draw:text-box>
        </draw:frame>
        <draw:path draw:style-name="gr1" draw:text-style-name="P1" draw:layer="layout" svg:width="2.847cm" svg:height="0.336cm" draw:transform="skewX (0.0588175957922089) rotate (0.112399203828435) translate (21.3724761062505cm 1.16552918532156cm)" svg:viewBox="0 0 2848 337" svg:d="m0 0c589 65 1723 196 2848 337">
          <text:p/>
        </draw:path>
        <draw:frame draw:style-name="gr11" draw:text-style-name="P2" draw:layer="layout" svg:width="0.777cm" svg:height="0.818cm" svg:x="21.373cm" svg:y="0.8cm">
          <draw:text-box>
            <text:p text:style-name="P3"><text:span text:style-name="T1">1</text:span></text:p>
          </draw:text-box>
        </draw:frame>
        <draw:path draw:style-name="gr1" draw:text-style-name="P1" draw:layer="layout" svg:width="3.215cm" svg:height="3.615cm" draw:transform="skewX (-0.0246091424531201) rotate (0.0879645943005142) translate (24.3528945600473cm 1.4365266263018cm)" svg:viewBox="0 0 3216 3616" svg:d="m3216 236c-949-486-2971-363-3207 1729-146 1425 1473 1909 2439 1524 482-193 561-694 643-1252">
          <text:p/>
        </draw:path>
        <draw:path draw:style-name="gr1" draw:text-style-name="P1" draw:layer="layout" svg:width="1.489cm" svg:height="2.134cm" draw:transform="skewX (0.0958185759344887) rotate (0.158126830230686) translate (26.414cm 3.045cm)" svg:viewBox="0 0 1490 2135" svg:d="m0 0c427 65 1218 127 1490 170-78 603 5 1306-239 1965">
          <text:p/>
        </draw:path>
        <draw:frame draw:style-name="gr58" draw:text-style-name="P2" draw:layer="layout" svg:width="0.777cm" svg:height="0.818cm" svg:x="26.383cm" svg:y="2.589cm">
          <draw:text-box>
            <text:p text:style-name="P3"><text:span text:style-name="T1">2</text:span></text:p>
          </draw:text-box>
        </draw:frame>
        <draw:frame draw:style-name="gr10" draw:text-style-name="P2" draw:layer="layout" svg:width="0.777cm" svg:height="0.818cm" svg:x="11.306cm" svg:y="1.289cm">
          <draw:text-box>
            <text:p text:style-name="P3"><text:span text:style-name="T1">1</text:span></text:p>
          </draw:text-box>
        </draw:frame>
        <draw:frame draw:style-name="gr11" draw:text-style-name="P2" draw:layer="layout" svg:width="0.777cm" svg:height="0.818cm" svg:x="17.283cm" svg:y="0.971cm">
          <draw:text-box>
            <text:p text:style-name="P3"><text:span text:style-name="T1">1</text:span></text:p>
          </draw:text-box>
        </draw:frame>
        <draw:frame draw:style-name="gr11" draw:text-style-name="P2" draw:layer="layout" svg:width="0.777cm" svg:height="0.818cm" svg:x="20.806cm" svg:y="0.889cm">
          <draw:text-box>
            <text:p text:style-name="P3"><text:span text:style-name="T1">2</text:span></text:p>
          </draw:text-box>
        </draw:frame>
        <draw:frame draw:style-name="gr11" draw:text-style-name="P2" draw:layer="layout" svg:width="0.777cm" svg:height="0.818cm" svg:x="26.883cm" svg:y="0.889cm">
          <draw:text-box>
            <text:p text:style-name="P3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3T20:26:26.51</meta:creation-date>
    <meta:print-date>2015-06-23T20:49:10.80</meta:print-date>
    <dc:date>2015-06-23T21:05:06.53</dc:date>
    <meta:editing-duration>PT29S</meta:editing-duration>
    <meta:editing-cycles>1</meta:editing-cycles>
    <meta:document-statistic meta:object-count="375"/>
    <meta:generator>LibreOffice/3.4$Win32 LibreOffice_project/340m1$Build-203</meta:generator>
  </office:meta>
</office:document-meta>
</file>